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float" office:value="8.18" calcext:value-type="float">
            <text:p>8,18</text:p>
          </table:table-cell>
          <table:table-cell table:formula="of:=[.A1]/0.3662109375" office:value-type="float" office:value="22.3368533333333" calcext:value-type="float">
            <text:p>22,3368533333333</text:p>
          </table:table-cell>
          <table:table-cell table:formula="of:=INT([.B1])" office:value-type="float" office:value="22" calcext:value-type="float">
            <text:p>22</text:p>
          </table:table-cell>
          <table:table-cell table:formula="of:=[.C1]*0.3662109375" office:value-type="float" office:value="8.056640625" calcext:value-type="float">
            <text:p>8,056640625</text:p>
          </table:table-cell>
          <table:table-cell table:formula="of:=[.A1]-[.D1]" office:value-type="float" office:value="0.123359375" calcext:value-type="float">
            <text:p>0,123359375</text:p>
          </table:table-cell>
          <table:table-cell table:formula="of:=DEC2HEX([.C1])" office:value-type="string" office:string-value="16" calcext:value-type="string">
            <text:p>16</text:p>
          </table:table-cell>
        </table:table-row>
        <table:table-row table:style-name="ro1">
          <table:table-cell office:value-type="float" office:value="8.66" calcext:value-type="float">
            <text:p>8,66</text:p>
          </table:table-cell>
          <table:table-cell table:formula="of:=[.A2]/0.3662109375" office:value-type="float" office:value="23.6475733333333" calcext:value-type="float">
            <text:p>23,6475733333333</text:p>
          </table:table-cell>
          <table:table-cell table:formula="of:=INT([.B2])" office:value-type="float" office:value="23" calcext:value-type="float">
            <text:p>23</text:p>
          </table:table-cell>
          <table:table-cell table:formula="of:=[.C2]*0.3662109375" office:value-type="float" office:value="8.4228515625" calcext:value-type="float">
            <text:p>8,4228515625</text:p>
          </table:table-cell>
          <table:table-cell table:formula="of:=[.A2]-[.D2]" office:value-type="float" office:value="0.2371484375" calcext:value-type="float">
            <text:p>0,2371484375</text:p>
          </table:table-cell>
          <table:table-cell table:formula="of:=DEC2HEX([.C2])" office:value-type="string" office:string-value="17" calcext:value-type="string">
            <text:p>17</text:p>
          </table:table-cell>
        </table:table-row>
        <table:table-row table:style-name="ro1">
          <table:table-cell office:value-type="float" office:value="9.18" calcext:value-type="float">
            <text:p>9,18</text:p>
          </table:table-cell>
          <table:table-cell table:formula="of:=[.A3]/0.3662109375" office:value-type="float" office:value="25.06752" calcext:value-type="float">
            <text:p>25,06752</text:p>
          </table:table-cell>
          <table:table-cell table:formula="of:=INT([.B3])" office:value-type="float" office:value="25" calcext:value-type="float">
            <text:p>25</text:p>
          </table:table-cell>
          <table:table-cell table:formula="of:=[.C3]*0.3662109375" office:value-type="float" office:value="9.1552734375" calcext:value-type="float">
            <text:p>9,1552734375</text:p>
          </table:table-cell>
          <table:table-cell table:formula="of:=[.A3]-[.D3]" office:value-type="float" office:value="0.0247265624999997" calcext:value-type="float">
            <text:p>0,0247265624999997</text:p>
          </table:table-cell>
          <table:table-cell table:formula="of:=DEC2HEX([.C3])" office:value-type="string" office:string-value="19" calcext:value-type="string">
            <text:p>19</text:p>
          </table:table-cell>
        </table:table-row>
        <table:table-row table:style-name="ro1">
          <table:table-cell office:value-type="float" office:value="9.72" calcext:value-type="float">
            <text:p>9,72</text:p>
          </table:table-cell>
          <table:table-cell table:formula="of:=[.A4]/0.3662109375" office:value-type="float" office:value="26.54208" calcext:value-type="float">
            <text:p>26,54208</text:p>
          </table:table-cell>
          <table:table-cell table:formula="of:=INT([.B4])" office:value-type="float" office:value="26" calcext:value-type="float">
            <text:p>26</text:p>
          </table:table-cell>
          <table:table-cell table:formula="of:=[.C4]*0.3662109375" office:value-type="float" office:value="9.521484375" calcext:value-type="float">
            <text:p>9,521484375</text:p>
          </table:table-cell>
          <table:table-cell table:formula="of:=[.A4]-[.D4]" office:value-type="float" office:value="0.198515625000001" calcext:value-type="float">
            <text:p>0,198515625000001</text:p>
          </table:table-cell>
          <table:table-cell table:formula="of:=DEC2HEX([.C4])" office:value-type="string" office:string-value="1A" calcext:value-type="string">
            <text:p>1A</text:p>
          </table:table-cell>
        </table:table-row>
        <table:table-row table:style-name="ro1">
          <table:table-cell office:value-type="float" office:value="10.3" calcext:value-type="float">
            <text:p>10,3</text:p>
          </table:table-cell>
          <table:table-cell table:formula="of:=[.A5]/0.3662109375" office:value-type="float" office:value="28.1258666666667" calcext:value-type="float">
            <text:p>28,1258666666667</text:p>
          </table:table-cell>
          <table:table-cell table:formula="of:=INT([.B5])" office:value-type="float" office:value="28" calcext:value-type="float">
            <text:p>28</text:p>
          </table:table-cell>
          <table:table-cell table:formula="of:=[.C5]*0.3662109375" office:value-type="float" office:value="10.25390625" calcext:value-type="float">
            <text:p>10,25390625</text:p>
          </table:table-cell>
          <table:table-cell table:formula="of:=[.A5]-[.D5]" office:value-type="float" office:value="0.0460937500000007" calcext:value-type="float">
            <text:p>0,0460937500000007</text:p>
          </table:table-cell>
          <table:table-cell table:formula="of:=DEC2HEX([.C5])" office:value-type="string" office:string-value="1C" calcext:value-type="string">
            <text:p>1C</text:p>
          </table:table-cell>
        </table:table-row>
        <table:table-row table:style-name="ro1">
          <table:table-cell office:value-type="float" office:value="10.91" calcext:value-type="float">
            <text:p>10,91</text:p>
          </table:table-cell>
          <table:table-cell table:formula="of:=[.A6]/0.3662109375" office:value-type="float" office:value="29.7915733333333" calcext:value-type="float">
            <text:p>29,7915733333333</text:p>
          </table:table-cell>
          <table:table-cell table:formula="of:=INT([.B6])" office:value-type="float" office:value="29" calcext:value-type="float">
            <text:p>29</text:p>
          </table:table-cell>
          <table:table-cell table:formula="of:=[.C6]*0.3662109375" office:value-type="float" office:value="10.6201171875" calcext:value-type="float">
            <text:p>10,6201171875</text:p>
          </table:table-cell>
          <table:table-cell table:formula="of:=[.A6]-[.D6]" office:value-type="float" office:value="0.2898828125" calcext:value-type="float">
            <text:p>0,2898828125</text:p>
          </table:table-cell>
          <table:table-cell table:formula="of:=DEC2HEX([.C6])" office:value-type="string" office:string-value="1D" calcext:value-type="string">
            <text:p>1D</text:p>
          </table:table-cell>
        </table:table-row>
        <table:table-row table:style-name="ro1">
          <table:table-cell office:value-type="float" office:value="11.56" calcext:value-type="float">
            <text:p>11,56</text:p>
          </table:table-cell>
          <table:table-cell table:formula="of:=[.A7]/0.3662109375" office:value-type="float" office:value="31.5665066666667" calcext:value-type="float">
            <text:p>31,5665066666667</text:p>
          </table:table-cell>
          <table:table-cell table:formula="of:=INT([.B7])" office:value-type="float" office:value="31" calcext:value-type="float">
            <text:p>31</text:p>
          </table:table-cell>
          <table:table-cell table:formula="of:=[.C7]*0.3662109375" office:value-type="float" office:value="11.3525390625" calcext:value-type="float">
            <text:p>11,3525390625</text:p>
          </table:table-cell>
          <table:table-cell table:formula="of:=[.A7]-[.D7]" office:value-type="float" office:value="0.2074609375" calcext:value-type="float">
            <text:p>0,2074609375</text:p>
          </table:table-cell>
          <table:table-cell table:formula="of:=DEC2HEX([.C7])" office:value-type="string" office:string-value="1F" calcext:value-type="string">
            <text:p>1F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table:formula="of:=[.A8]/0.3662109375" office:value-type="float" office:value="33.4506666666667" calcext:value-type="float">
            <text:p>33,4506666666667</text:p>
          </table:table-cell>
          <table:table-cell table:formula="of:=INT([.B8])" office:value-type="float" office:value="33" calcext:value-type="float">
            <text:p>33</text:p>
          </table:table-cell>
          <table:table-cell table:formula="of:=[.C8]*0.3662109375" office:value-type="float" office:value="12.0849609375" calcext:value-type="float">
            <text:p>12,0849609375</text:p>
          </table:table-cell>
          <table:table-cell table:formula="of:=[.A8]-[.D8]" office:value-type="float" office:value="0.1650390625" calcext:value-type="float">
            <text:p>0,1650390625</text:p>
          </table:table-cell>
          <table:table-cell table:formula="of:=DEC2HEX([.C8])" office:value-type="string" office:string-value="21" calcext:value-type="string">
            <text:p>21</text:p>
          </table:table-cell>
        </table:table-row>
        <table:table-row table:style-name="ro1">
          <table:table-cell office:value-type="float" office:value="12.98" calcext:value-type="float">
            <text:p>12,98</text:p>
          </table:table-cell>
          <table:table-cell table:formula="of:=[.A9]/0.3662109375" office:value-type="float" office:value="35.4440533333333" calcext:value-type="float">
            <text:p>35,4440533333333</text:p>
          </table:table-cell>
          <table:table-cell table:formula="of:=INT([.B9])" office:value-type="float" office:value="35" calcext:value-type="float">
            <text:p>35</text:p>
          </table:table-cell>
          <table:table-cell table:formula="of:=[.C9]*0.3662109375" office:value-type="float" office:value="12.8173828125" calcext:value-type="float">
            <text:p>12,8173828125</text:p>
          </table:table-cell>
          <table:table-cell table:formula="of:=[.A9]-[.D9]" office:value-type="float" office:value="0.1626171875" calcext:value-type="float">
            <text:p>0,1626171875</text:p>
          </table:table-cell>
          <table:table-cell table:formula="of:=DEC2HEX([.C9])" office:value-type="string" office:string-value="23" calcext:value-type="string">
            <text:p>23</text:p>
          </table:table-cell>
        </table:table-row>
        <table:table-row table:style-name="ro1">
          <table:table-cell office:value-type="float" office:value="13.75" calcext:value-type="float">
            <text:p>13,75</text:p>
          </table:table-cell>
          <table:table-cell table:formula="of:=[.A10]/0.3662109375" office:value-type="float" office:value="37.5466666666667" calcext:value-type="float">
            <text:p>37,5466666666667</text:p>
          </table:table-cell>
          <table:table-cell table:formula="of:=INT([.B10])" office:value-type="float" office:value="37" calcext:value-type="float">
            <text:p>37</text:p>
          </table:table-cell>
          <table:table-cell table:formula="of:=[.C10]*0.3662109375" office:value-type="float" office:value="13.5498046875" calcext:value-type="float">
            <text:p>13,5498046875</text:p>
          </table:table-cell>
          <table:table-cell table:formula="of:=[.A10]-[.D10]" office:value-type="float" office:value="0.2001953125" calcext:value-type="float">
            <text:p>0,2001953125</text:p>
          </table:table-cell>
          <table:table-cell table:formula="of:=DEC2HEX([.C10])" office:value-type="string" office:string-value="25" calcext:value-type="string">
            <text:p>25</text:p>
          </table:table-cell>
        </table:table-row>
        <table:table-row table:style-name="ro1">
          <table:table-cell office:value-type="float" office:value="14.57" calcext:value-type="float">
            <text:p>14,57</text:p>
          </table:table-cell>
          <table:table-cell table:formula="of:=[.A11]/0.3662109375" office:value-type="float" office:value="39.7858133333333" calcext:value-type="float">
            <text:p>39,7858133333333</text:p>
          </table:table-cell>
          <table:table-cell table:formula="of:=INT([.B11])" office:value-type="float" office:value="39" calcext:value-type="float">
            <text:p>39</text:p>
          </table:table-cell>
          <table:table-cell table:formula="of:=[.C11]*0.3662109375" office:value-type="float" office:value="14.2822265625" calcext:value-type="float">
            <text:p>14,2822265625</text:p>
          </table:table-cell>
          <table:table-cell table:formula="of:=[.A11]-[.D11]" office:value-type="float" office:value="0.2877734375" calcext:value-type="float">
            <text:p>0,2877734375</text:p>
          </table:table-cell>
          <table:table-cell table:formula="of:=DEC2HEX([.C11])" office:value-type="string" office:string-value="27" calcext:value-type="string">
            <text:p>27</text:p>
          </table:table-cell>
        </table:table-row>
        <table:table-row table:style-name="ro1">
          <table:table-cell office:value-type="float" office:value="15.43" calcext:value-type="float">
            <text:p>15,43</text:p>
          </table:table-cell>
          <table:table-cell table:formula="of:=[.A12]/0.3662109375" office:value-type="float" office:value="42.1341866666667" calcext:value-type="float">
            <text:p>42,1341866666667</text:p>
          </table:table-cell>
          <table:table-cell table:formula="of:=INT([.B12])" office:value-type="float" office:value="42" calcext:value-type="float">
            <text:p>42</text:p>
          </table:table-cell>
          <table:table-cell table:formula="of:=[.C12]*0.3662109375" office:value-type="float" office:value="15.380859375" calcext:value-type="float">
            <text:p>15,380859375</text:p>
          </table:table-cell>
          <table:table-cell table:formula="of:=[.A12]-[.D12]" office:value-type="float" office:value="0.0491406249999997" calcext:value-type="float">
            <text:p>0,0491406249999997</text:p>
          </table:table-cell>
          <table:table-cell table:formula="of:=DEC2HEX([.C12])" office:value-type="string" office:string-value="2A" calcext:value-type="string">
            <text:p>2A</text:p>
          </table:table-cell>
        </table:table-row>
        <table:table-row table:style-name="ro1">
          <table:table-cell office:value-type="float" office:value="16.35" calcext:value-type="float">
            <text:p>16,35</text:p>
          </table:table-cell>
          <table:table-cell table:formula="of:=[.A13]/0.3662109375" office:value-type="float" office:value="44.6464" calcext:value-type="float">
            <text:p>44,6464</text:p>
          </table:table-cell>
          <table:table-cell table:formula="of:=INT([.B13])" office:value-type="float" office:value="44" calcext:value-type="float">
            <text:p>44</text:p>
          </table:table-cell>
          <table:table-cell table:formula="of:=[.C13]*0.3662109375" office:value-type="float" office:value="16.11328125" calcext:value-type="float">
            <text:p>16,11328125</text:p>
          </table:table-cell>
          <table:table-cell table:formula="of:=[.A13]-[.D13]" office:value-type="float" office:value="0.236718750000001" calcext:value-type="float">
            <text:p>0,236718750000001</text:p>
          </table:table-cell>
          <table:table-cell table:formula="of:=DEC2HEX([.C13])" office:value-type="string" office:string-value="2C" calcext:value-type="string">
            <text:p>2C</text:p>
          </table:table-cell>
        </table:table-row>
        <table:table-row table:style-name="ro1">
          <table:table-cell office:value-type="float" office:value="17.32" calcext:value-type="float">
            <text:p>17,32</text:p>
          </table:table-cell>
          <table:table-cell table:formula="of:=[.A14]/0.3662109375" office:value-type="float" office:value="47.2951466666667" calcext:value-type="float">
            <text:p>47,2951466666667</text:p>
          </table:table-cell>
          <table:table-cell table:formula="of:=INT([.B14])" office:value-type="float" office:value="47" calcext:value-type="float">
            <text:p>47</text:p>
          </table:table-cell>
          <table:table-cell table:formula="of:=[.C14]*0.3662109375" office:value-type="float" office:value="17.2119140625" calcext:value-type="float">
            <text:p>17,2119140625</text:p>
          </table:table-cell>
          <table:table-cell table:formula="of:=[.A14]-[.D14]" office:value-type="float" office:value="0.1080859375" calcext:value-type="float">
            <text:p>0,1080859375</text:p>
          </table:table-cell>
          <table:table-cell table:formula="of:=DEC2HEX([.C14])" office:value-type="string" office:string-value="2F" calcext:value-type="string">
            <text:p>2F</text:p>
          </table:table-cell>
        </table:table-row>
        <table:table-row table:style-name="ro1">
          <table:table-cell office:value-type="float" office:value="18.35" calcext:value-type="float">
            <text:p>18,35</text:p>
          </table:table-cell>
          <table:table-cell table:formula="of:=[.A15]/0.3662109375" office:value-type="float" office:value="50.1077333333333" calcext:value-type="float">
            <text:p>50,1077333333333</text:p>
          </table:table-cell>
          <table:table-cell table:formula="of:=INT([.B15])" office:value-type="float" office:value="50" calcext:value-type="float">
            <text:p>50</text:p>
          </table:table-cell>
          <table:table-cell table:formula="of:=[.C15]*0.3662109375" office:value-type="float" office:value="18.310546875" calcext:value-type="float">
            <text:p>18,310546875</text:p>
          </table:table-cell>
          <table:table-cell table:formula="of:=[.A15]-[.D15]" office:value-type="float" office:value="0.0394531250000014" calcext:value-type="float">
            <text:p>0,0394531250000014</text:p>
          </table:table-cell>
          <table:table-cell table:formula="of:=DEC2HEX([.C15])" office:value-type="string" office:string-value="32" calcext:value-type="string">
            <text:p>32</text:p>
          </table:table-cell>
        </table:table-row>
        <table:table-row table:style-name="ro1">
          <table:table-cell office:value-type="float" office:value="19.45" calcext:value-type="float">
            <text:p>19,45</text:p>
          </table:table-cell>
          <table:table-cell table:formula="of:=[.A16]/0.3662109375" office:value-type="float" office:value="53.1114666666667" calcext:value-type="float">
            <text:p>53,1114666666667</text:p>
          </table:table-cell>
          <table:table-cell table:formula="of:=INT([.B16])" office:value-type="float" office:value="53" calcext:value-type="float">
            <text:p>53</text:p>
          </table:table-cell>
          <table:table-cell table:formula="of:=[.C16]*0.3662109375" office:value-type="float" office:value="19.4091796875" calcext:value-type="float">
            <text:p>19,4091796875</text:p>
          </table:table-cell>
          <table:table-cell table:formula="of:=[.A16]-[.D16]" office:value-type="float" office:value="0.0408203124999993" calcext:value-type="float">
            <text:p>0,0408203124999993</text:p>
          </table:table-cell>
          <table:table-cell table:formula="of:=DEC2HEX([.C16])" office:value-type="string" office:string-value="35" calcext:value-type="string">
            <text:p>35</text:p>
          </table:table-cell>
        </table:table-row>
        <table:table-row table:style-name="ro1">
          <table:table-cell office:value-type="float" office:value="20.6" calcext:value-type="float">
            <text:p>20,6</text:p>
          </table:table-cell>
          <table:table-cell table:formula="of:=[.A17]/0.3662109375" office:value-type="float" office:value="56.2517333333333" calcext:value-type="float">
            <text:p>56,2517333333333</text:p>
          </table:table-cell>
          <table:table-cell table:formula="of:=INT([.B17])" office:value-type="float" office:value="56" calcext:value-type="float">
            <text:p>56</text:p>
          </table:table-cell>
          <table:table-cell table:formula="of:=[.C17]*0.3662109375" office:value-type="float" office:value="20.5078125" calcext:value-type="float">
            <text:p>20,5078125</text:p>
          </table:table-cell>
          <table:table-cell table:formula="of:=[.A17]-[.D17]" office:value-type="float" office:value="0.0921875000000014" calcext:value-type="float">
            <text:p>0,0921875000000014</text:p>
          </table:table-cell>
          <table:table-cell table:formula="of:=DEC2HEX([.C17])" office:value-type="string" office:string-value="38" calcext:value-type="string">
            <text:p>38</text:p>
          </table:table-cell>
        </table:table-row>
        <table:table-row table:style-name="ro1">
          <table:table-cell office:value-type="float" office:value="21.83" calcext:value-type="float">
            <text:p>21,83</text:p>
          </table:table-cell>
          <table:table-cell table:formula="of:=[.A18]/0.3662109375" office:value-type="float" office:value="59.6104533333333" calcext:value-type="float">
            <text:p>59,6104533333333</text:p>
          </table:table-cell>
          <table:table-cell table:formula="of:=INT([.B18])" office:value-type="float" office:value="59" calcext:value-type="float">
            <text:p>59</text:p>
          </table:table-cell>
          <table:table-cell table:formula="of:=[.C18]*0.3662109375" office:value-type="float" office:value="21.6064453125" calcext:value-type="float">
            <text:p>21,6064453125</text:p>
          </table:table-cell>
          <table:table-cell table:formula="of:=[.A18]-[.D18]" office:value-type="float" office:value="0.223554687499998" calcext:value-type="float">
            <text:p>0,223554687499998</text:p>
          </table:table-cell>
          <table:table-cell table:formula="of:=DEC2HEX([.C18])" office:value-type="string" office:string-value="3B" calcext:value-type="string">
            <text:p>3B</text:p>
          </table:table-cell>
        </table:table-row>
        <table:table-row table:style-name="ro1">
          <table:table-cell office:value-type="float" office:value="23.12" calcext:value-type="float">
            <text:p>23,12</text:p>
          </table:table-cell>
          <table:table-cell table:formula="of:=[.A19]/0.3662109375" office:value-type="float" office:value="63.1330133333333" calcext:value-type="float">
            <text:p>63,1330133333333</text:p>
          </table:table-cell>
          <table:table-cell table:formula="of:=INT([.B19])" office:value-type="float" office:value="63" calcext:value-type="float">
            <text:p>63</text:p>
          </table:table-cell>
          <table:table-cell table:formula="of:=[.C19]*0.3662109375" office:value-type="float" office:value="23.0712890625" calcext:value-type="float">
            <text:p>23,0712890625</text:p>
          </table:table-cell>
          <table:table-cell table:formula="of:=[.A19]-[.D19]" office:value-type="float" office:value="0.048710937500001" calcext:value-type="float">
            <text:p>0,048710937500001</text:p>
          </table:table-cell>
          <table:table-cell table:formula="of:=DEC2HEX([.C19])" office:value-type="string" office:string-value="3F" calcext:value-type="string">
            <text:p>3F</text:p>
          </table:table-cell>
        </table:table-row>
        <table:table-row table:style-name="ro1">
          <table:table-cell office:value-type="float" office:value="24.5" calcext:value-type="float">
            <text:p>24,5</text:p>
          </table:table-cell>
          <table:table-cell table:formula="of:=[.A20]/0.3662109375" office:value-type="float" office:value="66.9013333333333" calcext:value-type="float">
            <text:p>66,9013333333333</text:p>
          </table:table-cell>
          <table:table-cell table:formula="of:=INT([.B20])" office:value-type="float" office:value="66" calcext:value-type="float">
            <text:p>66</text:p>
          </table:table-cell>
          <table:table-cell table:formula="of:=[.C20]*0.3662109375" office:value-type="float" office:value="24.169921875" calcext:value-type="float">
            <text:p>24,169921875</text:p>
          </table:table-cell>
          <table:table-cell table:formula="of:=[.A20]-[.D20]" office:value-type="float" office:value="0.330078125" calcext:value-type="float">
            <text:p>0,330078125</text:p>
          </table:table-cell>
          <table:table-cell table:formula="of:=DEC2HEX([.C20])" office:value-type="string" office:string-value="42" calcext:value-type="string">
            <text:p>42</text:p>
          </table:table-cell>
        </table:table-row>
        <table:table-row table:style-name="ro1">
          <table:table-cell office:value-type="float" office:value="25.96" calcext:value-type="float">
            <text:p>25,96</text:p>
          </table:table-cell>
          <table:table-cell table:formula="of:=[.A21]/0.3662109375" office:value-type="float" office:value="70.8881066666667" calcext:value-type="float">
            <text:p>70,8881066666667</text:p>
          </table:table-cell>
          <table:table-cell table:formula="of:=INT([.B21])" office:value-type="float" office:value="70" calcext:value-type="float">
            <text:p>70</text:p>
          </table:table-cell>
          <table:table-cell table:formula="of:=[.C21]*0.3662109375" office:value-type="float" office:value="25.634765625" calcext:value-type="float">
            <text:p>25,634765625</text:p>
          </table:table-cell>
          <table:table-cell table:formula="of:=[.A21]-[.D21]" office:value-type="float" office:value="0.325234375000001" calcext:value-type="float">
            <text:p>0,325234375000001</text:p>
          </table:table-cell>
          <table:table-cell table:formula="of:=DEC2HEX([.C21])" office:value-type="string" office:string-value="46" calcext:value-type="string">
            <text:p>46</text:p>
          </table:table-cell>
        </table:table-row>
        <table:table-row table:style-name="ro1">
          <table:table-cell office:value-type="float" office:value="27.5" calcext:value-type="float">
            <text:p>27,5</text:p>
          </table:table-cell>
          <table:table-cell table:formula="of:=[.A22]/0.3662109375" office:value-type="float" office:value="75.0933333333333" calcext:value-type="float">
            <text:p>75,0933333333333</text:p>
          </table:table-cell>
          <table:table-cell table:formula="of:=INT([.B22])" office:value-type="float" office:value="75" calcext:value-type="float">
            <text:p>75</text:p>
          </table:table-cell>
          <table:table-cell table:formula="of:=[.C22]*0.3662109375" office:value-type="float" office:value="27.4658203125" calcext:value-type="float">
            <text:p>27,4658203125</text:p>
          </table:table-cell>
          <table:table-cell table:formula="of:=[.A22]-[.D22]" office:value-type="float" office:value="0.0341796875" calcext:value-type="float">
            <text:p>0,0341796875</text:p>
          </table:table-cell>
          <table:table-cell table:formula="of:=DEC2HEX([.C22])" office:value-type="string" office:string-value="4B" calcext:value-type="string">
            <text:p>4B</text:p>
          </table:table-cell>
        </table:table-row>
        <table:table-row table:style-name="ro1">
          <table:table-cell office:value-type="float" office:value="29.14" calcext:value-type="float">
            <text:p>29,14</text:p>
          </table:table-cell>
          <table:table-cell table:formula="of:=[.A23]/0.3662109375" office:value-type="float" office:value="79.5716266666667" calcext:value-type="float">
            <text:p>79,5716266666667</text:p>
          </table:table-cell>
          <table:table-cell table:formula="of:=INT([.B23])" office:value-type="float" office:value="79" calcext:value-type="float">
            <text:p>79</text:p>
          </table:table-cell>
          <table:table-cell table:formula="of:=[.C23]*0.3662109375" office:value-type="float" office:value="28.9306640625" calcext:value-type="float">
            <text:p>28,9306640625</text:p>
          </table:table-cell>
          <table:table-cell table:formula="of:=[.A23]-[.D23]" office:value-type="float" office:value="0.209335937500001" calcext:value-type="float">
            <text:p>0,209335937500001</text:p>
          </table:table-cell>
          <table:table-cell table:formula="of:=DEC2HEX([.C23])" office:value-type="string" office:string-value="4F" calcext:value-type="string">
            <text:p>4F</text:p>
          </table:table-cell>
        </table:table-row>
        <table:table-row table:style-name="ro1">
          <table:table-cell office:value-type="float" office:value="30.87" calcext:value-type="float">
            <text:p>30,87</text:p>
          </table:table-cell>
          <table:table-cell table:formula="of:=[.A24]/0.3662109375" office:value-type="float" office:value="84.29568" calcext:value-type="float">
            <text:p>84,29568</text:p>
          </table:table-cell>
          <table:table-cell table:formula="of:=INT([.B24])" office:value-type="float" office:value="84" calcext:value-type="float">
            <text:p>84</text:p>
          </table:table-cell>
          <table:table-cell table:formula="of:=[.C24]*0.3662109375" office:value-type="float" office:value="30.76171875" calcext:value-type="float">
            <text:p>30,76171875</text:p>
          </table:table-cell>
          <table:table-cell table:formula="of:=[.A24]-[.D24]" office:value-type="float" office:value="0.108281250000001" calcext:value-type="float">
            <text:p>0,108281250000001</text:p>
          </table:table-cell>
          <table:table-cell table:formula="of:=DEC2HEX([.C24])" office:value-type="string" office:string-value="54" calcext:value-type="string">
            <text:p>54</text:p>
          </table:table-cell>
        </table:table-row>
        <table:table-row table:style-name="ro1">
          <table:table-cell office:value-type="float" office:value="32.7" calcext:value-type="float">
            <text:p>32,7</text:p>
          </table:table-cell>
          <table:table-cell table:formula="of:=[.A25]/0.3662109375" office:value-type="float" office:value="89.2928" calcext:value-type="float">
            <text:p>89,2928</text:p>
          </table:table-cell>
          <table:table-cell table:formula="of:=INT([.B25])" office:value-type="float" office:value="89" calcext:value-type="float">
            <text:p>89</text:p>
          </table:table-cell>
          <table:table-cell table:formula="of:=[.C25]*0.3662109375" office:value-type="float" office:value="32.5927734375" calcext:value-type="float">
            <text:p>32,5927734375</text:p>
          </table:table-cell>
          <table:table-cell table:formula="of:=[.A25]-[.D25]" office:value-type="float" office:value="0.107226562500003" calcext:value-type="float">
            <text:p>0,107226562500003</text:p>
          </table:table-cell>
          <table:table-cell table:formula="of:=DEC2HEX([.C25])" office:value-type="string" office:string-value="59" calcext:value-type="string">
            <text:p>59</text:p>
          </table:table-cell>
        </table:table-row>
        <table:table-row table:style-name="ro1">
          <table:table-cell office:value-type="float" office:value="34.65" calcext:value-type="float">
            <text:p>34,65</text:p>
          </table:table-cell>
          <table:table-cell table:formula="of:=[.A26]/0.3662109375" office:value-type="float" office:value="94.6176" calcext:value-type="float">
            <text:p>94,6176</text:p>
          </table:table-cell>
          <table:table-cell table:formula="of:=INT([.B26])" office:value-type="float" office:value="94" calcext:value-type="float">
            <text:p>94</text:p>
          </table:table-cell>
          <table:table-cell table:formula="of:=[.C26]*0.3662109375" office:value-type="float" office:value="34.423828125" calcext:value-type="float">
            <text:p>34,423828125</text:p>
          </table:table-cell>
          <table:table-cell table:formula="of:=[.A26]-[.D26]" office:value-type="float" office:value="0.226171874999999" calcext:value-type="float">
            <text:p>0,226171874999999</text:p>
          </table:table-cell>
          <table:table-cell table:formula="of:=DEC2HEX([.C26])" office:value-type="string" office:string-value="5E" calcext:value-type="string">
            <text:p>5E</text:p>
          </table:table-cell>
        </table:table-row>
        <table:table-row table:style-name="ro1">
          <table:table-cell office:value-type="float" office:value="36.71" calcext:value-type="float">
            <text:p>36,71</text:p>
          </table:table-cell>
          <table:table-cell table:formula="of:=[.A27]/0.3662109375" office:value-type="float" office:value="100.242773333333" calcext:value-type="float">
            <text:p>100,242773333333</text:p>
          </table:table-cell>
          <table:table-cell table:formula="of:=INT([.B27])" office:value-type="float" office:value="100" calcext:value-type="float">
            <text:p>100</text:p>
          </table:table-cell>
          <table:table-cell table:formula="of:=[.C27]*0.3662109375" office:value-type="float" office:value="36.62109375" calcext:value-type="float">
            <text:p>36,62109375</text:p>
          </table:table-cell>
          <table:table-cell table:formula="of:=[.A27]-[.D27]" office:value-type="float" office:value="0.0889062500000009" calcext:value-type="float">
            <text:p>0,0889062500000009</text:p>
          </table:table-cell>
          <table:table-cell table:formula="of:=DEC2HEX([.C27])" office:value-type="string" office:string-value="64" calcext:value-type="string">
            <text:p>64</text:p>
          </table:table-cell>
        </table:table-row>
        <table:table-row table:style-name="ro1">
          <table:table-cell office:value-type="float" office:value="38.89" calcext:value-type="float">
            <text:p>38,89</text:p>
          </table:table-cell>
          <table:table-cell table:formula="of:=[.A28]/0.3662109375" office:value-type="float" office:value="106.195626666667" calcext:value-type="float">
            <text:p>106,195626666667</text:p>
          </table:table-cell>
          <table:table-cell table:formula="of:=INT([.B28])" office:value-type="float" office:value="106" calcext:value-type="float">
            <text:p>106</text:p>
          </table:table-cell>
          <table:table-cell table:formula="of:=[.C28]*0.3662109375" office:value-type="float" office:value="38.818359375" calcext:value-type="float">
            <text:p>38,818359375</text:p>
          </table:table-cell>
          <table:table-cell table:formula="of:=[.A28]-[.D28]" office:value-type="float" office:value="0.0716406250000006" calcext:value-type="float">
            <text:p>0,0716406250000006</text:p>
          </table:table-cell>
          <table:table-cell table:formula="of:=DEC2HEX([.C28])" office:value-type="string" office:string-value="6A" calcext:value-type="string">
            <text:p>6A</text:p>
          </table:table-cell>
        </table:table-row>
        <table:table-row table:style-name="ro1">
          <table:table-cell office:value-type="float" office:value="41.2" calcext:value-type="float">
            <text:p>41,2</text:p>
          </table:table-cell>
          <table:table-cell table:formula="of:=[.A29]/0.3662109375" office:value-type="float" office:value="112.503466666667" calcext:value-type="float">
            <text:p>112,503466666667</text:p>
          </table:table-cell>
          <table:table-cell table:formula="of:=INT([.B29])" office:value-type="float" office:value="112" calcext:value-type="float">
            <text:p>112</text:p>
          </table:table-cell>
          <table:table-cell table:formula="of:=[.C29]*0.3662109375" office:value-type="float" office:value="41.015625" calcext:value-type="float">
            <text:p>41,015625</text:p>
          </table:table-cell>
          <table:table-cell table:formula="of:=[.A29]-[.D29]" office:value-type="float" office:value="0.184375000000003" calcext:value-type="float">
            <text:p>0,184375000000003</text:p>
          </table:table-cell>
          <table:table-cell table:formula="of:=DEC2HEX([.C29])" office:value-type="string" office:string-value="70" calcext:value-type="string">
            <text:p>70</text:p>
          </table:table-cell>
        </table:table-row>
        <table:table-row table:style-name="ro1">
          <table:table-cell office:value-type="float" office:value="43.65" calcext:value-type="float">
            <text:p>43,65</text:p>
          </table:table-cell>
          <table:table-cell table:formula="of:=[.A30]/0.3662109375" office:value-type="float" office:value="119.1936" calcext:value-type="float">
            <text:p>119,1936</text:p>
          </table:table-cell>
          <table:table-cell table:formula="of:=INT([.B30])" office:value-type="float" office:value="119" calcext:value-type="float">
            <text:p>119</text:p>
          </table:table-cell>
          <table:table-cell table:formula="of:=[.C30]*0.3662109375" office:value-type="float" office:value="43.5791015625" calcext:value-type="float">
            <text:p>43,5791015625</text:p>
          </table:table-cell>
          <table:table-cell table:formula="of:=[.A30]-[.D30]" office:value-type="float" office:value="0.0708984374999986" calcext:value-type="float">
            <text:p>0,0708984374999986</text:p>
          </table:table-cell>
          <table:table-cell table:formula="of:=DEC2HEX([.C30])" office:value-type="string" office:string-value="77" calcext:value-type="string">
            <text:p>77</text:p>
          </table:table-cell>
        </table:table-row>
        <table:table-row table:style-name="ro1">
          <table:table-cell office:value-type="float" office:value="46.25" calcext:value-type="float">
            <text:p>46,25</text:p>
          </table:table-cell>
          <table:table-cell table:formula="of:=[.A31]/0.3662109375" office:value-type="float" office:value="126.293333333333" calcext:value-type="float">
            <text:p>126,293333333333</text:p>
          </table:table-cell>
          <table:table-cell table:formula="of:=INT([.B31])" office:value-type="float" office:value="126" calcext:value-type="float">
            <text:p>126</text:p>
          </table:table-cell>
          <table:table-cell table:formula="of:=[.C31]*0.3662109375" office:value-type="float" office:value="46.142578125" calcext:value-type="float">
            <text:p>46,142578125</text:p>
          </table:table-cell>
          <table:table-cell table:formula="of:=[.A31]-[.D31]" office:value-type="float" office:value="0.107421875" calcext:value-type="float">
            <text:p>0,107421875</text:p>
          </table:table-cell>
          <table:table-cell table:formula="of:=DEC2HEX([.C31])" office:value-type="string" office:string-value="7E" calcext:value-type="string">
            <text:p>7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32]/0.3662109375" office:value-type="float" office:value="133.802666666667" calcext:value-type="float">
            <text:p>133,802666666667</text:p>
          </table:table-cell>
          <table:table-cell table:formula="of:=INT([.B32])" office:value-type="float" office:value="133" calcext:value-type="float">
            <text:p>133</text:p>
          </table:table-cell>
          <table:table-cell table:formula="of:=[.C32]*0.3662109375" office:value-type="float" office:value="48.7060546875" calcext:value-type="float">
            <text:p>48,7060546875</text:p>
          </table:table-cell>
          <table:table-cell table:formula="of:=[.A32]-[.D32]" office:value-type="float" office:value="0.2939453125" calcext:value-type="float">
            <text:p>0,2939453125</text:p>
          </table:table-cell>
          <table:table-cell table:formula="of:=DEC2HEX([.C32])" office:value-type="string" office:string-value="85" calcext:value-type="string">
            <text:p>85</text:p>
          </table:table-cell>
        </table:table-row>
        <table:table-row table:style-name="ro1">
          <table:table-cell office:value-type="float" office:value="51.91" calcext:value-type="float">
            <text:p>51,91</text:p>
          </table:table-cell>
          <table:table-cell table:formula="of:=[.A33]/0.3662109375" office:value-type="float" office:value="141.748906666667" calcext:value-type="float">
            <text:p>141,748906666667</text:p>
          </table:table-cell>
          <table:table-cell table:formula="of:=INT([.B33])" office:value-type="float" office:value="141" calcext:value-type="float">
            <text:p>141</text:p>
          </table:table-cell>
          <table:table-cell table:formula="of:=[.C33]*0.3662109375" office:value-type="float" office:value="51.6357421875" calcext:value-type="float">
            <text:p>51,6357421875</text:p>
          </table:table-cell>
          <table:table-cell table:formula="of:=[.A33]-[.D33]" office:value-type="float" office:value="0.274257812499997" calcext:value-type="float">
            <text:p>0,274257812499997</text:p>
          </table:table-cell>
          <table:table-cell table:formula="of:=DEC2HEX([.C33])" office:value-type="string" office:string-value="8D" calcext:value-type="string">
            <text:p>8D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34]/0.3662109375" office:value-type="float" office:value="150.186666666667" calcext:value-type="float">
            <text:p>150,186666666667</text:p>
          </table:table-cell>
          <table:table-cell table:formula="of:=INT([.B34])" office:value-type="float" office:value="150" calcext:value-type="float">
            <text:p>150</text:p>
          </table:table-cell>
          <table:table-cell table:formula="of:=[.C34]*0.3662109375" office:value-type="float" office:value="54.931640625" calcext:value-type="float">
            <text:p>54,931640625</text:p>
          </table:table-cell>
          <table:table-cell table:formula="of:=[.A34]-[.D34]" office:value-type="float" office:value="0.068359375" calcext:value-type="float">
            <text:p>0,068359375</text:p>
          </table:table-cell>
          <table:table-cell table:formula="of:=DEC2HEX([.C34])" office:value-type="string" office:string-value="96" calcext:value-type="string">
            <text:p>96</text:p>
          </table:table-cell>
        </table:table-row>
        <table:table-row table:style-name="ro1">
          <table:table-cell office:value-type="float" office:value="58.27" calcext:value-type="float">
            <text:p>58,27</text:p>
          </table:table-cell>
          <table:table-cell table:formula="of:=[.A35]/0.3662109375" office:value-type="float" office:value="159.115946666667" calcext:value-type="float">
            <text:p>159,115946666667</text:p>
          </table:table-cell>
          <table:table-cell table:formula="of:=INT([.B35])" office:value-type="float" office:value="159" calcext:value-type="float">
            <text:p>159</text:p>
          </table:table-cell>
          <table:table-cell table:formula="of:=[.C35]*0.3662109375" office:value-type="float" office:value="58.2275390625" calcext:value-type="float">
            <text:p>58,2275390625</text:p>
          </table:table-cell>
          <table:table-cell table:formula="of:=[.A35]-[.D35]" office:value-type="float" office:value="0.0424609375000031" calcext:value-type="float">
            <text:p>0,0424609375000031</text:p>
          </table:table-cell>
          <table:table-cell table:formula="of:=DEC2HEX([.C35])" office:value-type="string" office:string-value="9F" calcext:value-type="string">
            <text:p>9F</text:p>
          </table:table-cell>
        </table:table-row>
        <table:table-row table:style-name="ro1">
          <table:table-cell office:value-type="float" office:value="61.74" calcext:value-type="float">
            <text:p>61,74</text:p>
          </table:table-cell>
          <table:table-cell table:formula="of:=[.A36]/0.3662109375" office:value-type="float" office:value="168.59136" calcext:value-type="float">
            <text:p>168,59136</text:p>
          </table:table-cell>
          <table:table-cell table:formula="of:=INT([.B36])" office:value-type="float" office:value="168" calcext:value-type="float">
            <text:p>168</text:p>
          </table:table-cell>
          <table:table-cell table:formula="of:=[.C36]*0.3662109375" office:value-type="float" office:value="61.5234375" calcext:value-type="float">
            <text:p>61,5234375</text:p>
          </table:table-cell>
          <table:table-cell table:formula="of:=[.A36]-[.D36]" office:value-type="float" office:value="0.216562500000002" calcext:value-type="float">
            <text:p>0,216562500000002</text:p>
          </table:table-cell>
          <table:table-cell table:formula="of:=DEC2HEX([.C36])" office:value-type="string" office:string-value="A8" calcext:value-type="string">
            <text:p>A8</text:p>
          </table:table-cell>
        </table:table-row>
        <table:table-row table:style-name="ro1">
          <table:table-cell office:value-type="float" office:value="65.41" calcext:value-type="float">
            <text:p>65,41</text:p>
          </table:table-cell>
          <table:table-cell table:formula="of:=[.A37]/0.3662109375" office:value-type="float" office:value="178.612906666667" calcext:value-type="float">
            <text:p>178,612906666667</text:p>
          </table:table-cell>
          <table:table-cell table:formula="of:=INT([.B37])" office:value-type="float" office:value="178" calcext:value-type="float">
            <text:p>178</text:p>
          </table:table-cell>
          <table:table-cell table:formula="of:=[.C37]*0.3662109375" office:value-type="float" office:value="65.185546875" calcext:value-type="float">
            <text:p>65,185546875</text:p>
          </table:table-cell>
          <table:table-cell table:formula="of:=[.A37]-[.D37]" office:value-type="float" office:value="0.224453124999997" calcext:value-type="float">
            <text:p>0,224453124999997</text:p>
          </table:table-cell>
          <table:table-cell table:formula="of:=DEC2HEX([.C37])" office:value-type="string" office:string-value="B2" calcext:value-type="string">
            <text:p>B2</text:p>
          </table:table-cell>
        </table:table-row>
        <table:table-row table:style-name="ro1">
          <table:table-cell office:value-type="float" office:value="69.3" calcext:value-type="float">
            <text:p>69,3</text:p>
          </table:table-cell>
          <table:table-cell table:formula="of:=[.A38]/0.3662109375" office:value-type="float" office:value="189.2352" calcext:value-type="float">
            <text:p>189,2352</text:p>
          </table:table-cell>
          <table:table-cell table:formula="of:=INT([.B38])" office:value-type="float" office:value="189" calcext:value-type="float">
            <text:p>189</text:p>
          </table:table-cell>
          <table:table-cell table:formula="of:=[.C38]*0.3662109375" office:value-type="float" office:value="69.2138671875" calcext:value-type="float">
            <text:p>69,2138671875</text:p>
          </table:table-cell>
          <table:table-cell table:formula="of:=[.A38]-[.D38]" office:value-type="float" office:value="0.0861328124999972" calcext:value-type="float">
            <text:p>0,0861328124999972</text:p>
          </table:table-cell>
          <table:table-cell table:formula="of:=DEC2HEX([.C38])" office:value-type="string" office:string-value="BD" calcext:value-type="string">
            <text:p>BD</text:p>
          </table:table-cell>
        </table:table-row>
        <table:table-row table:style-name="ro1">
          <table:table-cell office:value-type="float" office:value="73.42" calcext:value-type="float">
            <text:p>73,42</text:p>
          </table:table-cell>
          <table:table-cell table:formula="of:=[.A39]/0.3662109375" office:value-type="float" office:value="200.485546666667" calcext:value-type="float">
            <text:p>200,485546666667</text:p>
          </table:table-cell>
          <table:table-cell table:formula="of:=INT([.B39])" office:value-type="float" office:value="200" calcext:value-type="float">
            <text:p>200</text:p>
          </table:table-cell>
          <table:table-cell table:formula="of:=[.C39]*0.3662109375" office:value-type="float" office:value="73.2421875" calcext:value-type="float">
            <text:p>73,2421875</text:p>
          </table:table-cell>
          <table:table-cell table:formula="of:=[.A39]-[.D39]" office:value-type="float" office:value="0.177812500000002" calcext:value-type="float">
            <text:p>0,177812500000002</text:p>
          </table:table-cell>
          <table:table-cell table:formula="of:=DEC2HEX([.C39])" office:value-type="string" office:string-value="C8" calcext:value-type="string">
            <text:p>C8</text:p>
          </table:table-cell>
        </table:table-row>
        <table:table-row table:style-name="ro1">
          <table:table-cell office:value-type="float" office:value="77.78" calcext:value-type="float">
            <text:p>77,78</text:p>
          </table:table-cell>
          <table:table-cell table:formula="of:=[.A40]/0.3662109375" office:value-type="float" office:value="212.391253333333" calcext:value-type="float">
            <text:p>212,391253333333</text:p>
          </table:table-cell>
          <table:table-cell table:formula="of:=INT([.B40])" office:value-type="float" office:value="212" calcext:value-type="float">
            <text:p>212</text:p>
          </table:table-cell>
          <table:table-cell table:formula="of:=[.C40]*0.3662109375" office:value-type="float" office:value="77.63671875" calcext:value-type="float">
            <text:p>77,63671875</text:p>
          </table:table-cell>
          <table:table-cell table:formula="of:=[.A40]-[.D40]" office:value-type="float" office:value="0.143281250000001" calcext:value-type="float">
            <text:p>0,143281250000001</text:p>
          </table:table-cell>
          <table:table-cell table:formula="of:=DEC2HEX([.C40])" office:value-type="string" office:string-value="D4" calcext:value-type="string">
            <text:p>D4</text:p>
          </table:table-cell>
        </table:table-row>
        <table:table-row table:style-name="ro1">
          <table:table-cell office:value-type="float" office:value="82.41" calcext:value-type="float">
            <text:p>82,41</text:p>
          </table:table-cell>
          <table:table-cell table:formula="of:=[.A41]/0.3662109375" office:value-type="float" office:value="225.03424" calcext:value-type="float">
            <text:p>225,03424</text:p>
          </table:table-cell>
          <table:table-cell table:formula="of:=INT([.B41])" office:value-type="float" office:value="225" calcext:value-type="float">
            <text:p>225</text:p>
          </table:table-cell>
          <table:table-cell table:formula="of:=[.C41]*0.3662109375" office:value-type="float" office:value="82.3974609375" calcext:value-type="float">
            <text:p>82,3974609375</text:p>
          </table:table-cell>
          <table:table-cell table:formula="of:=[.A41]-[.D41]" office:value-type="float" office:value="0.0125390624999966" calcext:value-type="float">
            <text:p>0,0125390624999966</text:p>
          </table:table-cell>
          <table:table-cell table:formula="of:=DEC2HEX([.C41])" office:value-type="string" office:string-value="E1" calcext:value-type="string">
            <text:p>E1</text:p>
          </table:table-cell>
        </table:table-row>
        <table:table-row table:style-name="ro1">
          <table:table-cell office:value-type="float" office:value="87.31" calcext:value-type="float">
            <text:p>87,31</text:p>
          </table:table-cell>
          <table:table-cell table:formula="of:=[.A42]/0.3662109375" office:value-type="float" office:value="238.414506666667" calcext:value-type="float">
            <text:p>238,414506666667</text:p>
          </table:table-cell>
          <table:table-cell table:formula="of:=INT([.B42])" office:value-type="float" office:value="238" calcext:value-type="float">
            <text:p>238</text:p>
          </table:table-cell>
          <table:table-cell table:formula="of:=[.C42]*0.3662109375" office:value-type="float" office:value="87.158203125" calcext:value-type="float">
            <text:p>87,158203125</text:p>
          </table:table-cell>
          <table:table-cell table:formula="of:=[.A42]-[.D42]" office:value-type="float" office:value="0.151796875000002" calcext:value-type="float">
            <text:p>0,151796875000002</text:p>
          </table:table-cell>
          <table:table-cell table:formula="of:=DEC2HEX([.C42])" office:value-type="string" office:string-value="EE" calcext:value-type="string">
            <text:p>EE</text:p>
          </table:table-cell>
        </table:table-row>
        <table:table-row table:style-name="ro1">
          <table:table-cell office:value-type="float" office:value="92.5" calcext:value-type="float">
            <text:p>92,5</text:p>
          </table:table-cell>
          <table:table-cell table:formula="of:=[.A43]/0.3662109375" office:value-type="float" office:value="252.586666666667" calcext:value-type="float">
            <text:p>252,586666666667</text:p>
          </table:table-cell>
          <table:table-cell table:formula="of:=INT([.B43])" office:value-type="float" office:value="252" calcext:value-type="float">
            <text:p>252</text:p>
          </table:table-cell>
          <table:table-cell table:formula="of:=[.C43]*0.3662109375" office:value-type="float" office:value="92.28515625" calcext:value-type="float">
            <text:p>92,28515625</text:p>
          </table:table-cell>
          <table:table-cell table:formula="of:=[.A43]-[.D43]" office:value-type="float" office:value="0.21484375" calcext:value-type="float">
            <text:p>0,21484375</text:p>
          </table:table-cell>
          <table:table-cell table:formula="of:=DEC2HEX([.C43])" office:value-type="string" office:string-value="FC" calcext:value-type="string">
            <text:p>FC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44]/0.3662109375" office:value-type="float" office:value="267.605333333333" calcext:value-type="float">
            <text:p>267,605333333333</text:p>
          </table:table-cell>
          <table:table-cell table:formula="of:=INT([.B44])" office:value-type="float" office:value="267" calcext:value-type="float">
            <text:p>267</text:p>
          </table:table-cell>
          <table:table-cell table:formula="of:=[.C44]*0.3662109375" office:value-type="float" office:value="97.7783203125" calcext:value-type="float">
            <text:p>97,7783203125</text:p>
          </table:table-cell>
          <table:table-cell table:formula="of:=[.A44]-[.D44]" office:value-type="float" office:value="0.2216796875" calcext:value-type="float">
            <text:p>0,2216796875</text:p>
          </table:table-cell>
          <table:table-cell table:formula="of:=DEC2HEX([.C44])" office:value-type="string" office:string-value="10B" calcext:value-type="string">
            <text:p>10B</text:p>
          </table:table-cell>
        </table:table-row>
        <table:table-row table:style-name="ro1">
          <table:table-cell office:value-type="float" office:value="103.83" calcext:value-type="float">
            <text:p>103,83</text:p>
          </table:table-cell>
          <table:table-cell table:formula="of:=[.A45]/0.3662109375" office:value-type="float" office:value="283.52512" calcext:value-type="float">
            <text:p>283,52512</text:p>
          </table:table-cell>
          <table:table-cell table:formula="of:=INT([.B45])" office:value-type="float" office:value="283" calcext:value-type="float">
            <text:p>283</text:p>
          </table:table-cell>
          <table:table-cell table:formula="of:=[.C45]*0.3662109375" office:value-type="float" office:value="103.6376953125" calcext:value-type="float">
            <text:p>103,6376953125</text:p>
          </table:table-cell>
          <table:table-cell table:formula="of:=[.A45]-[.D45]" office:value-type="float" office:value="0.192304687499998" calcext:value-type="float">
            <text:p>0,192304687499998</text:p>
          </table:table-cell>
          <table:table-cell table:formula="of:=DEC2HEX([.C45])" office:value-type="string" office:string-value="11B" calcext:value-type="string">
            <text:p>11B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46]/0.3662109375" office:value-type="float" office:value="300.373333333333" calcext:value-type="float">
            <text:p>300,373333333333</text:p>
          </table:table-cell>
          <table:table-cell table:formula="of:=INT([.B46])" office:value-type="float" office:value="300" calcext:value-type="float">
            <text:p>300</text:p>
          </table:table-cell>
          <table:table-cell table:formula="of:=[.C46]*0.3662109375" office:value-type="float" office:value="109.86328125" calcext:value-type="float">
            <text:p>109,86328125</text:p>
          </table:table-cell>
          <table:table-cell table:formula="of:=[.A46]-[.D46]" office:value-type="float" office:value="0.13671875" calcext:value-type="float">
            <text:p>0,13671875</text:p>
          </table:table-cell>
          <table:table-cell table:formula="of:=DEC2HEX([.C46])" office:value-type="string" office:string-value="12C" calcext:value-type="string">
            <text:p>12C</text:p>
          </table:table-cell>
        </table:table-row>
        <table:table-row table:style-name="ro1">
          <table:table-cell office:value-type="float" office:value="116.54" calcext:value-type="float">
            <text:p>116,54</text:p>
          </table:table-cell>
          <table:table-cell table:formula="of:=[.A47]/0.3662109375" office:value-type="float" office:value="318.231893333333" calcext:value-type="float">
            <text:p>318,231893333333</text:p>
          </table:table-cell>
          <table:table-cell table:formula="of:=INT([.B47])" office:value-type="float" office:value="318" calcext:value-type="float">
            <text:p>318</text:p>
          </table:table-cell>
          <table:table-cell table:formula="of:=[.C47]*0.3662109375" office:value-type="float" office:value="116.455078125" calcext:value-type="float">
            <text:p>116,455078125</text:p>
          </table:table-cell>
          <table:table-cell table:formula="of:=[.A47]-[.D47]" office:value-type="float" office:value="0.0849218750000063" calcext:value-type="float">
            <text:p>0,0849218750000063</text:p>
          </table:table-cell>
          <table:table-cell table:formula="of:=DEC2HEX([.C47])" office:value-type="string" office:string-value="13E" calcext:value-type="string">
            <text:p>13E</text:p>
          </table:table-cell>
        </table:table-row>
        <table:table-row table:style-name="ro1">
          <table:table-cell office:value-type="float" office:value="123.47" calcext:value-type="float">
            <text:p>123,47</text:p>
          </table:table-cell>
          <table:table-cell table:formula="of:=[.A48]/0.3662109375" office:value-type="float" office:value="337.155413333333" calcext:value-type="float">
            <text:p>337,155413333333</text:p>
          </table:table-cell>
          <table:table-cell table:formula="of:=INT([.B48])" office:value-type="float" office:value="337" calcext:value-type="float">
            <text:p>337</text:p>
          </table:table-cell>
          <table:table-cell table:formula="of:=[.C48]*0.3662109375" office:value-type="float" office:value="123.4130859375" calcext:value-type="float">
            <text:p>123,4130859375</text:p>
          </table:table-cell>
          <table:table-cell table:formula="of:=[.A48]-[.D48]" office:value-type="float" office:value="0.0569140624999989" calcext:value-type="float">
            <text:p>0,0569140624999989</text:p>
          </table:table-cell>
          <table:table-cell table:formula="of:=DEC2HEX([.C48])" office:value-type="string" office:string-value="151" calcext:value-type="string">
            <text:p>151</text:p>
          </table:table-cell>
        </table:table-row>
        <table:table-row table:style-name="ro1">
          <table:table-cell office:value-type="float" office:value="130.81" calcext:value-type="float">
            <text:p>130,81</text:p>
          </table:table-cell>
          <table:table-cell table:formula="of:=[.A49]/0.3662109375" office:value-type="float" office:value="357.198506666667" calcext:value-type="float">
            <text:p>357,198506666667</text:p>
          </table:table-cell>
          <table:table-cell table:formula="of:=INT([.B49])" office:value-type="float" office:value="357" calcext:value-type="float">
            <text:p>357</text:p>
          </table:table-cell>
          <table:table-cell table:formula="of:=[.C49]*0.3662109375" office:value-type="float" office:value="130.7373046875" calcext:value-type="float">
            <text:p>130,7373046875</text:p>
          </table:table-cell>
          <table:table-cell table:formula="of:=[.A49]-[.D49]" office:value-type="float" office:value="0.0726953125000023" calcext:value-type="float">
            <text:p>0,0726953125000023</text:p>
          </table:table-cell>
          <table:table-cell table:formula="of:=DEC2HEX([.C49])" office:value-type="string" office:string-value="165" calcext:value-type="string">
            <text:p>165</text:p>
          </table:table-cell>
        </table:table-row>
        <table:table-row table:style-name="ro1">
          <table:table-cell office:value-type="float" office:value="138.59" calcext:value-type="float">
            <text:p>138,59</text:p>
          </table:table-cell>
          <table:table-cell table:formula="of:=[.A50]/0.3662109375" office:value-type="float" office:value="378.443093333333" calcext:value-type="float">
            <text:p>378,443093333333</text:p>
          </table:table-cell>
          <table:table-cell table:formula="of:=INT([.B50])" office:value-type="float" office:value="378" calcext:value-type="float">
            <text:p>378</text:p>
          </table:table-cell>
          <table:table-cell table:formula="of:=[.C50]*0.3662109375" office:value-type="float" office:value="138.427734375" calcext:value-type="float">
            <text:p>138,427734375</text:p>
          </table:table-cell>
          <table:table-cell table:formula="of:=[.A50]-[.D50]" office:value-type="float" office:value="0.162265625000003" calcext:value-type="float">
            <text:p>0,162265625000003</text:p>
          </table:table-cell>
          <table:table-cell table:formula="of:=DEC2HEX([.C50])" office:value-type="string" office:string-value="17A" calcext:value-type="string">
            <text:p>17A</text:p>
          </table:table-cell>
        </table:table-row>
        <table:table-row table:style-name="ro1">
          <table:table-cell office:value-type="float" office:value="146.83" calcext:value-type="float">
            <text:p>146,83</text:p>
          </table:table-cell>
          <table:table-cell table:formula="of:=[.A51]/0.3662109375" office:value-type="float" office:value="400.943786666667" calcext:value-type="float">
            <text:p>400,943786666667</text:p>
          </table:table-cell>
          <table:table-cell table:formula="of:=INT([.B51])" office:value-type="float" office:value="400" calcext:value-type="float">
            <text:p>400</text:p>
          </table:table-cell>
          <table:table-cell table:formula="of:=[.C51]*0.3662109375" office:value-type="float" office:value="146.484375" calcext:value-type="float">
            <text:p>146,484375</text:p>
          </table:table-cell>
          <table:table-cell table:formula="of:=[.A51]-[.D51]" office:value-type="float" office:value="0.345625000000012" calcext:value-type="float">
            <text:p>0,345625000000012</text:p>
          </table:table-cell>
          <table:table-cell table:formula="of:=DEC2HEX([.C51])" office:value-type="string" office:string-value="190" calcext:value-type="string">
            <text:p>190</text:p>
          </table:table-cell>
        </table:table-row>
        <table:table-row table:style-name="ro1">
          <table:table-cell office:value-type="float" office:value="155.56" calcext:value-type="float">
            <text:p>155,56</text:p>
          </table:table-cell>
          <table:table-cell table:formula="of:=[.A52]/0.3662109375" office:value-type="float" office:value="424.782506666667" calcext:value-type="float">
            <text:p>424,782506666667</text:p>
          </table:table-cell>
          <table:table-cell table:formula="of:=INT([.B52])" office:value-type="float" office:value="424" calcext:value-type="float">
            <text:p>424</text:p>
          </table:table-cell>
          <table:table-cell table:formula="of:=[.C52]*0.3662109375" office:value-type="float" office:value="155.2734375" calcext:value-type="float">
            <text:p>155,2734375</text:p>
          </table:table-cell>
          <table:table-cell table:formula="of:=[.A52]-[.D52]" office:value-type="float" office:value="0.286562500000002" calcext:value-type="float">
            <text:p>0,286562500000002</text:p>
          </table:table-cell>
          <table:table-cell table:formula="of:=DEC2HEX([.C52])" office:value-type="string" office:string-value="1A8" calcext:value-type="string">
            <text:p>1A8</text:p>
          </table:table-cell>
        </table:table-row>
        <table:table-row table:style-name="ro1">
          <table:table-cell office:value-type="float" office:value="164.81" calcext:value-type="float">
            <text:p>164,81</text:p>
          </table:table-cell>
          <table:table-cell table:formula="of:=[.A53]/0.3662109375" office:value-type="float" office:value="450.041173333333" calcext:value-type="float">
            <text:p>450,041173333333</text:p>
          </table:table-cell>
          <table:table-cell table:formula="of:=INT([.B53])" office:value-type="float" office:value="450" calcext:value-type="float">
            <text:p>450</text:p>
          </table:table-cell>
          <table:table-cell table:formula="of:=[.C53]*0.3662109375" office:value-type="float" office:value="164.794921875" calcext:value-type="float">
            <text:p>164,794921875</text:p>
          </table:table-cell>
          <table:table-cell table:formula="of:=[.A53]-[.D53]" office:value-type="float" office:value="0.0150781250000023" calcext:value-type="float">
            <text:p>0,0150781250000023</text:p>
          </table:table-cell>
          <table:table-cell table:formula="of:=DEC2HEX([.C53])" office:value-type="string" office:string-value="1C2" calcext:value-type="string">
            <text:p>1C2</text:p>
          </table:table-cell>
        </table:table-row>
        <table:table-row table:style-name="ro1">
          <table:table-cell office:value-type="float" office:value="174.61" calcext:value-type="float">
            <text:p>174,61</text:p>
          </table:table-cell>
          <table:table-cell table:formula="of:=[.A54]/0.3662109375" office:value-type="float" office:value="476.801706666667" calcext:value-type="float">
            <text:p>476,801706666667</text:p>
          </table:table-cell>
          <table:table-cell table:formula="of:=INT([.B54])" office:value-type="float" office:value="476" calcext:value-type="float">
            <text:p>476</text:p>
          </table:table-cell>
          <table:table-cell table:formula="of:=[.C54]*0.3662109375" office:value-type="float" office:value="174.31640625" calcext:value-type="float">
            <text:p>174,31640625</text:p>
          </table:table-cell>
          <table:table-cell table:formula="of:=[.A54]-[.D54]" office:value-type="float" office:value="0.293593750000014" calcext:value-type="float">
            <text:p>0,293593750000014</text:p>
          </table:table-cell>
          <table:table-cell table:formula="of:=DEC2HEX([.C54])" office:value-type="string" office:string-value="1DC" calcext:value-type="string">
            <text:p>1DC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55]/0.3662109375" office:value-type="float" office:value="505.173333333333" calcext:value-type="float">
            <text:p>505,173333333333</text:p>
          </table:table-cell>
          <table:table-cell table:formula="of:=INT([.B55])" office:value-type="float" office:value="505" calcext:value-type="float">
            <text:p>505</text:p>
          </table:table-cell>
          <table:table-cell table:formula="of:=[.C55]*0.3662109375" office:value-type="float" office:value="184.9365234375" calcext:value-type="float">
            <text:p>184,9365234375</text:p>
          </table:table-cell>
          <table:table-cell table:formula="of:=[.A55]-[.D55]" office:value-type="float" office:value="0.0634765625" calcext:value-type="float">
            <text:p>0,0634765625</text:p>
          </table:table-cell>
          <table:table-cell table:formula="of:=DEC2HEX([.C55])" office:value-type="string" office:string-value="1F9" calcext:value-type="string">
            <text:p>1F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56]/0.3662109375" office:value-type="float" office:value="535.210666666667" calcext:value-type="float">
            <text:p>535,210666666667</text:p>
          </table:table-cell>
          <table:table-cell table:formula="of:=INT([.B56])" office:value-type="float" office:value="535" calcext:value-type="float">
            <text:p>535</text:p>
          </table:table-cell>
          <table:table-cell table:formula="of:=[.C56]*0.3662109375" office:value-type="float" office:value="195.9228515625" calcext:value-type="float">
            <text:p>195,9228515625</text:p>
          </table:table-cell>
          <table:table-cell table:formula="of:=[.A56]-[.D56]" office:value-type="float" office:value="0.0771484375" calcext:value-type="float">
            <text:p>0,0771484375</text:p>
          </table:table-cell>
          <table:table-cell table:formula="of:=DEC2HEX([.C56])" office:value-type="string" office:string-value="217" calcext:value-type="string">
            <text:p>217</text:p>
          </table:table-cell>
        </table:table-row>
        <table:table-row table:style-name="ro1">
          <table:table-cell office:value-type="float" office:value="207.65" calcext:value-type="float">
            <text:p>207,65</text:p>
          </table:table-cell>
          <table:table-cell table:formula="of:=[.A57]/0.3662109375" office:value-type="float" office:value="567.022933333333" calcext:value-type="float">
            <text:p>567,022933333333</text:p>
          </table:table-cell>
          <table:table-cell table:formula="of:=INT([.B57])" office:value-type="float" office:value="567" calcext:value-type="float">
            <text:p>567</text:p>
          </table:table-cell>
          <table:table-cell table:formula="of:=[.C57]*0.3662109375" office:value-type="float" office:value="207.6416015625" calcext:value-type="float">
            <text:p>207,6416015625</text:p>
          </table:table-cell>
          <table:table-cell table:formula="of:=[.A57]-[.D57]" office:value-type="float" office:value="0.00839843750000568" calcext:value-type="float">
            <text:p>0,00839843750000568</text:p>
          </table:table-cell>
          <table:table-cell table:formula="of:=DEC2HEX([.C57])" office:value-type="string" office:string-value="237" calcext:value-type="string">
            <text:p>23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58]/0.3662109375" office:value-type="float" office:value="600.746666666667" calcext:value-type="float">
            <text:p>600,746666666667</text:p>
          </table:table-cell>
          <table:table-cell table:formula="of:=INT([.B58])" office:value-type="float" office:value="600" calcext:value-type="float">
            <text:p>600</text:p>
          </table:table-cell>
          <table:table-cell table:formula="of:=[.C58]*0.3662109375" office:value-type="float" office:value="219.7265625" calcext:value-type="float">
            <text:p>219,7265625</text:p>
          </table:table-cell>
          <table:table-cell table:formula="of:=[.A58]-[.D58]" office:value-type="float" office:value="0.2734375" calcext:value-type="float">
            <text:p>0,2734375</text:p>
          </table:table-cell>
          <table:table-cell table:formula="of:=DEC2HEX([.C58])" office:value-type="string" office:string-value="258" calcext:value-type="string">
            <text:p>258</text:p>
          </table:table-cell>
        </table:table-row>
        <table:table-row table:style-name="ro1">
          <table:table-cell office:value-type="float" office:value="233.08" calcext:value-type="float">
            <text:p>233,08</text:p>
          </table:table-cell>
          <table:table-cell table:formula="of:=[.A59]/0.3662109375" office:value-type="float" office:value="636.463786666667" calcext:value-type="float">
            <text:p>636,463786666667</text:p>
          </table:table-cell>
          <table:table-cell table:formula="of:=INT([.B59])" office:value-type="float" office:value="636" calcext:value-type="float">
            <text:p>636</text:p>
          </table:table-cell>
          <table:table-cell table:formula="of:=[.C59]*0.3662109375" office:value-type="float" office:value="232.91015625" calcext:value-type="float">
            <text:p>232,91015625</text:p>
          </table:table-cell>
          <table:table-cell table:formula="of:=[.A59]-[.D59]" office:value-type="float" office:value="0.169843750000013" calcext:value-type="float">
            <text:p>0,169843750000013</text:p>
          </table:table-cell>
          <table:table-cell table:formula="of:=DEC2HEX([.C59])" office:value-type="string" office:string-value="27C" calcext:value-type="string">
            <text:p>27C</text:p>
          </table:table-cell>
        </table:table-row>
        <table:table-row table:style-name="ro1">
          <table:table-cell office:value-type="float" office:value="246.94" calcext:value-type="float">
            <text:p>246,94</text:p>
          </table:table-cell>
          <table:table-cell table:formula="of:=[.A60]/0.3662109375" office:value-type="float" office:value="674.310826666667" calcext:value-type="float">
            <text:p>674,310826666667</text:p>
          </table:table-cell>
          <table:table-cell table:formula="of:=INT([.B60])" office:value-type="float" office:value="674" calcext:value-type="float">
            <text:p>674</text:p>
          </table:table-cell>
          <table:table-cell table:formula="of:=[.C60]*0.3662109375" office:value-type="float" office:value="246.826171875" calcext:value-type="float">
            <text:p>246,826171875</text:p>
          </table:table-cell>
          <table:table-cell table:formula="of:=[.A60]-[.D60]" office:value-type="float" office:value="0.113828124999998" calcext:value-type="float">
            <text:p>0,113828124999998</text:p>
          </table:table-cell>
          <table:table-cell table:formula="of:=DEC2HEX([.C60])" office:value-type="string" office:string-value="2A2" calcext:value-type="string">
            <text:p>2A2</text:p>
          </table:table-cell>
        </table:table-row>
        <table:table-row table:style-name="ro1">
          <table:table-cell office:value-type="float" office:value="261.63" calcext:value-type="float">
            <text:p>261,63</text:p>
          </table:table-cell>
          <table:table-cell table:formula="of:=[.A61]/0.3662109375" office:value-type="float" office:value="714.42432" calcext:value-type="float">
            <text:p>714,42432</text:p>
          </table:table-cell>
          <table:table-cell table:formula="of:=INT([.B61])" office:value-type="float" office:value="714" calcext:value-type="float">
            <text:p>714</text:p>
          </table:table-cell>
          <table:table-cell table:formula="of:=[.C61]*0.3662109375" office:value-type="float" office:value="261.474609375" calcext:value-type="float">
            <text:p>261,474609375</text:p>
          </table:table-cell>
          <table:table-cell table:formula="of:=[.A61]-[.D61]" office:value-type="float" office:value="0.155390624999995" calcext:value-type="float">
            <text:p>0,155390624999995</text:p>
          </table:table-cell>
          <table:table-cell table:formula="of:=DEC2HEX([.C61])" office:value-type="string" office:string-value="2CA" calcext:value-type="string">
            <text:p>2CA</text:p>
          </table:table-cell>
        </table:table-row>
        <table:table-row table:style-name="ro1">
          <table:table-cell office:value-type="float" office:value="277.18" calcext:value-type="float">
            <text:p>277,18</text:p>
          </table:table-cell>
          <table:table-cell table:formula="of:=[.A62]/0.3662109375" office:value-type="float" office:value="756.886186666667" calcext:value-type="float">
            <text:p>756,886186666667</text:p>
          </table:table-cell>
          <table:table-cell table:formula="of:=INT([.B62])" office:value-type="float" office:value="756" calcext:value-type="float">
            <text:p>756</text:p>
          </table:table-cell>
          <table:table-cell table:formula="of:=[.C62]*0.3662109375" office:value-type="float" office:value="276.85546875" calcext:value-type="float">
            <text:p>276,85546875</text:p>
          </table:table-cell>
          <table:table-cell table:formula="of:=[.A62]-[.D62]" office:value-type="float" office:value="0.324531250000007" calcext:value-type="float">
            <text:p>0,324531250000007</text:p>
          </table:table-cell>
          <table:table-cell table:formula="of:=DEC2HEX([.C62])" office:value-type="string" office:string-value="2F4" calcext:value-type="string">
            <text:p>2F4</text:p>
          </table:table-cell>
        </table:table-row>
        <table:table-row table:style-name="ro1">
          <table:table-cell office:value-type="float" office:value="293.66" calcext:value-type="float">
            <text:p>293,66</text:p>
          </table:table-cell>
          <table:table-cell table:formula="of:=[.A63]/0.3662109375" office:value-type="float" office:value="801.887573333334" calcext:value-type="float">
            <text:p>801,887573333334</text:p>
          </table:table-cell>
          <table:table-cell table:formula="of:=INT([.B63])" office:value-type="float" office:value="801" calcext:value-type="float">
            <text:p>801</text:p>
          </table:table-cell>
          <table:table-cell table:formula="of:=[.C63]*0.3662109375" office:value-type="float" office:value="293.3349609375" calcext:value-type="float">
            <text:p>293,3349609375</text:p>
          </table:table-cell>
          <table:table-cell table:formula="of:=[.A63]-[.D63]" office:value-type="float" office:value="0.325039062500025" calcext:value-type="float">
            <text:p>0,325039062500025</text:p>
          </table:table-cell>
          <table:table-cell table:formula="of:=DEC2HEX([.C63])" office:value-type="string" office:string-value="321" calcext:value-type="string">
            <text:p>321</text:p>
          </table:table-cell>
        </table:table-row>
        <table:table-row table:style-name="ro1">
          <table:table-cell office:value-type="float" office:value="311.13" calcext:value-type="float">
            <text:p>311,13</text:p>
          </table:table-cell>
          <table:table-cell table:formula="of:=[.A64]/0.3662109375" office:value-type="float" office:value="849.59232" calcext:value-type="float">
            <text:p>849,59232</text:p>
          </table:table-cell>
          <table:table-cell table:formula="of:=INT([.B64])" office:value-type="float" office:value="849" calcext:value-type="float">
            <text:p>849</text:p>
          </table:table-cell>
          <table:table-cell table:formula="of:=[.C64]*0.3662109375" office:value-type="float" office:value="310.9130859375" calcext:value-type="float">
            <text:p>310,9130859375</text:p>
          </table:table-cell>
          <table:table-cell table:formula="of:=[.A64]-[.D64]" office:value-type="float" office:value="0.216914062499995" calcext:value-type="float">
            <text:p>0,216914062499995</text:p>
          </table:table-cell>
          <table:table-cell table:formula="of:=DEC2HEX([.C64])" office:value-type="string" office:string-value="351" calcext:value-type="string">
            <text:p>351</text:p>
          </table:table-cell>
        </table:table-row>
        <table:table-row table:style-name="ro1">
          <table:table-cell office:value-type="float" office:value="329.63" calcext:value-type="float">
            <text:p>329,63</text:p>
          </table:table-cell>
          <table:table-cell table:formula="of:=[.A65]/0.3662109375" office:value-type="float" office:value="900.109653333333" calcext:value-type="float">
            <text:p>900,109653333333</text:p>
          </table:table-cell>
          <table:table-cell table:formula="of:=INT([.B65])" office:value-type="float" office:value="900" calcext:value-type="float">
            <text:p>900</text:p>
          </table:table-cell>
          <table:table-cell table:formula="of:=[.C65]*0.3662109375" office:value-type="float" office:value="329.58984375" calcext:value-type="float">
            <text:p>329,58984375</text:p>
          </table:table-cell>
          <table:table-cell table:formula="of:=[.A65]-[.D65]" office:value-type="float" office:value="0.0401562499999955" calcext:value-type="float">
            <text:p>0,0401562499999955</text:p>
          </table:table-cell>
          <table:table-cell table:formula="of:=DEC2HEX([.C65])" office:value-type="string" office:string-value="384" calcext:value-type="string">
            <text:p>384</text:p>
          </table:table-cell>
        </table:table-row>
        <table:table-row table:style-name="ro1">
          <table:table-cell office:value-type="float" office:value="349.23" calcext:value-type="float">
            <text:p>349,23</text:p>
          </table:table-cell>
          <table:table-cell table:formula="of:=[.A66]/0.3662109375" office:value-type="float" office:value="953.63072" calcext:value-type="float">
            <text:p>953,63072</text:p>
          </table:table-cell>
          <table:table-cell table:formula="of:=INT([.B66])" office:value-type="float" office:value="953" calcext:value-type="float">
            <text:p>953</text:p>
          </table:table-cell>
          <table:table-cell table:formula="of:=[.C66]*0.3662109375" office:value-type="float" office:value="348.9990234375" calcext:value-type="float">
            <text:p>348,9990234375</text:p>
          </table:table-cell>
          <table:table-cell table:formula="of:=[.A66]-[.D66]" office:value-type="float" office:value="0.230976562500018" calcext:value-type="float">
            <text:p>0,230976562500018</text:p>
          </table:table-cell>
          <table:table-cell table:formula="of:=DEC2HEX([.C66])" office:value-type="string" office:string-value="3B9" calcext:value-type="string">
            <text:p>3B9</text:p>
          </table:table-cell>
        </table:table-row>
        <table:table-row table:style-name="ro1">
          <table:table-cell office:value-type="float" office:value="369.99" calcext:value-type="float">
            <text:p>369,99</text:p>
          </table:table-cell>
          <table:table-cell table:formula="of:=[.A67]/0.3662109375" office:value-type="float" office:value="1010.31936" calcext:value-type="float">
            <text:p>1010,31936</text:p>
          </table:table-cell>
          <table:table-cell table:formula="of:=INT([.B67])" office:value-type="float" office:value="1010" calcext:value-type="float">
            <text:p>1010</text:p>
          </table:table-cell>
          <table:table-cell table:formula="of:=[.C67]*0.3662109375" office:value-type="float" office:value="369.873046875" calcext:value-type="float">
            <text:p>369,873046875</text:p>
          </table:table-cell>
          <table:table-cell table:formula="of:=[.A67]-[.D67]" office:value-type="float" office:value="0.116953125000009" calcext:value-type="float">
            <text:p>0,116953125000009</text:p>
          </table:table-cell>
          <table:table-cell table:formula="of:=DEC2HEX([.C67])" office:value-type="string" office:string-value="3F2" calcext:value-type="string">
            <text:p>3F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A68]/0.3662109375" office:value-type="float" office:value="1070.42133333333" calcext:value-type="float">
            <text:p>1070,42133333333</text:p>
          </table:table-cell>
          <table:table-cell table:formula="of:=INT([.B68])" office:value-type="float" office:value="1070" calcext:value-type="float">
            <text:p>1070</text:p>
          </table:table-cell>
          <table:table-cell table:formula="of:=[.C68]*0.3662109375" office:value-type="float" office:value="391.845703125" calcext:value-type="float">
            <text:p>391,845703125</text:p>
          </table:table-cell>
          <table:table-cell table:formula="of:=[.A68]-[.D68]" office:value-type="float" office:value="0.154296875" calcext:value-type="float">
            <text:p>0,154296875</text:p>
          </table:table-cell>
          <table:table-cell table:formula="of:=DEC2HEX([.C68])" office:value-type="string" office:string-value="42E" calcext:value-type="string">
            <text:p>42E</text:p>
          </table:table-cell>
        </table:table-row>
        <table:table-row table:style-name="ro1">
          <table:table-cell office:value-type="float" office:value="415.3" calcext:value-type="float">
            <text:p>415,3</text:p>
          </table:table-cell>
          <table:table-cell table:formula="of:=[.A69]/0.3662109375" office:value-type="float" office:value="1134.04586666667" calcext:value-type="float">
            <text:p>1134,04586666667</text:p>
          </table:table-cell>
          <table:table-cell table:formula="of:=INT([.B69])" office:value-type="float" office:value="1134" calcext:value-type="float">
            <text:p>1134</text:p>
          </table:table-cell>
          <table:table-cell table:formula="of:=[.C69]*0.3662109375" office:value-type="float" office:value="415.283203125" calcext:value-type="float">
            <text:p>415,283203125</text:p>
          </table:table-cell>
          <table:table-cell table:formula="of:=[.A69]-[.D69]" office:value-type="float" office:value="0.0167968750000114" calcext:value-type="float">
            <text:p>0,0167968750000114</text:p>
          </table:table-cell>
          <table:table-cell table:formula="of:=DEC2HEX([.C69])" office:value-type="string" office:string-value="46E" calcext:value-type="string">
            <text:p>46E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70]/0.3662109375" office:value-type="float" office:value="1201.49333333333" calcext:value-type="float">
            <text:p>1201,49333333333</text:p>
          </table:table-cell>
          <table:table-cell table:formula="of:=INT([.B70])" office:value-type="float" office:value="1201" calcext:value-type="float">
            <text:p>1201</text:p>
          </table:table-cell>
          <table:table-cell table:formula="of:=[.C70]*0.3662109375" office:value-type="float" office:value="439.8193359375" calcext:value-type="float">
            <text:p>439,8193359375</text:p>
          </table:table-cell>
          <table:table-cell table:formula="of:=[.A70]-[.D70]" office:value-type="float" office:value="0.1806640625" calcext:value-type="float">
            <text:p>0,1806640625</text:p>
          </table:table-cell>
          <table:table-cell table:formula="of:=DEC2HEX([.C70])" office:value-type="string" office:string-value="4B1" calcext:value-type="string">
            <text:p>4B1</text:p>
          </table:table-cell>
        </table:table-row>
        <table:table-row table:style-name="ro1">
          <table:table-cell office:value-type="float" office:value="466.16" calcext:value-type="float">
            <text:p>466,16</text:p>
          </table:table-cell>
          <table:table-cell table:formula="of:=[.A71]/0.3662109375" office:value-type="float" office:value="1272.92757333333" calcext:value-type="float">
            <text:p>1272,92757333333</text:p>
          </table:table-cell>
          <table:table-cell table:formula="of:=INT([.B71])" office:value-type="float" office:value="1272" calcext:value-type="float">
            <text:p>1272</text:p>
          </table:table-cell>
          <table:table-cell table:formula="of:=[.C71]*0.3662109375" office:value-type="float" office:value="465.8203125" calcext:value-type="float">
            <text:p>465,8203125</text:p>
          </table:table-cell>
          <table:table-cell table:formula="of:=[.A71]-[.D71]" office:value-type="float" office:value="0.339687500000025" calcext:value-type="float">
            <text:p>0,339687500000025</text:p>
          </table:table-cell>
          <table:table-cell table:formula="of:=DEC2HEX([.C71])" office:value-type="string" office:string-value="4F8" calcext:value-type="string">
            <text:p>4F8</text:p>
          </table:table-cell>
        </table:table-row>
        <table:table-row table:style-name="ro1">
          <table:table-cell office:value-type="float" office:value="493.88" calcext:value-type="float">
            <text:p>493,88</text:p>
          </table:table-cell>
          <table:table-cell table:formula="of:=[.A72]/0.3662109375" office:value-type="float" office:value="1348.62165333333" calcext:value-type="float">
            <text:p>1348,62165333333</text:p>
          </table:table-cell>
          <table:table-cell table:formula="of:=INT([.B72])" office:value-type="float" office:value="1348" calcext:value-type="float">
            <text:p>1348</text:p>
          </table:table-cell>
          <table:table-cell table:formula="of:=[.C72]*0.3662109375" office:value-type="float" office:value="493.65234375" calcext:value-type="float">
            <text:p>493,65234375</text:p>
          </table:table-cell>
          <table:table-cell table:formula="of:=[.A72]-[.D72]" office:value-type="float" office:value="0.227656249999995" calcext:value-type="float">
            <text:p>0,227656249999995</text:p>
          </table:table-cell>
          <table:table-cell table:formula="of:=DEC2HEX([.C72])" office:value-type="string" office:string-value="544" calcext:value-type="string">
            <text:p>544</text:p>
          </table:table-cell>
        </table:table-row>
        <table:table-row table:style-name="ro1">
          <table:table-cell office:value-type="float" office:value="523.25" calcext:value-type="float">
            <text:p>523,25</text:p>
          </table:table-cell>
          <table:table-cell table:formula="of:=[.A73]/0.3662109375" office:value-type="float" office:value="1428.82133333333" calcext:value-type="float">
            <text:p>1428,82133333333</text:p>
          </table:table-cell>
          <table:table-cell table:formula="of:=INT([.B73])" office:value-type="float" office:value="1428" calcext:value-type="float">
            <text:p>1428</text:p>
          </table:table-cell>
          <table:table-cell table:formula="of:=[.C73]*0.3662109375" office:value-type="float" office:value="522.94921875" calcext:value-type="float">
            <text:p>522,94921875</text:p>
          </table:table-cell>
          <table:table-cell table:formula="of:=[.A73]-[.D73]" office:value-type="float" office:value="0.30078125" calcext:value-type="float">
            <text:p>0,30078125</text:p>
          </table:table-cell>
          <table:table-cell table:formula="of:=DEC2HEX([.C73])" office:value-type="string" office:string-value="594" calcext:value-type="string">
            <text:p>594</text:p>
          </table:table-cell>
        </table:table-row>
        <table:table-row table:style-name="ro1">
          <table:table-cell office:value-type="float" office:value="554.37" calcext:value-type="float">
            <text:p>554,37</text:p>
          </table:table-cell>
          <table:table-cell table:formula="of:=[.A74]/0.3662109375" office:value-type="float" office:value="1513.79968" calcext:value-type="float">
            <text:p>1513,79968</text:p>
          </table:table-cell>
          <table:table-cell table:formula="of:=INT([.B74])" office:value-type="float" office:value="1513" calcext:value-type="float">
            <text:p>1513</text:p>
          </table:table-cell>
          <table:table-cell table:formula="of:=[.C74]*0.3662109375" office:value-type="float" office:value="554.0771484375" calcext:value-type="float">
            <text:p>554,0771484375</text:p>
          </table:table-cell>
          <table:table-cell table:formula="of:=[.A74]-[.D74]" office:value-type="float" office:value="0.292851562500005" calcext:value-type="float">
            <text:p>0,292851562500005</text:p>
          </table:table-cell>
          <table:table-cell table:formula="of:=DEC2HEX([.C74])" office:value-type="string" office:string-value="5E9" calcext:value-type="string">
            <text:p>5E9</text:p>
          </table:table-cell>
        </table:table-row>
        <table:table-row table:style-name="ro1">
          <table:table-cell office:value-type="float" office:value="587.33" calcext:value-type="float">
            <text:p>587,33</text:p>
          </table:table-cell>
          <table:table-cell table:formula="of:=[.A75]/0.3662109375" office:value-type="float" office:value="1603.80245333333" calcext:value-type="float">
            <text:p>1603,80245333333</text:p>
          </table:table-cell>
          <table:table-cell table:formula="of:=INT([.B75])" office:value-type="float" office:value="1603" calcext:value-type="float">
            <text:p>1603</text:p>
          </table:table-cell>
          <table:table-cell table:formula="of:=[.C75]*0.3662109375" office:value-type="float" office:value="587.0361328125" calcext:value-type="float">
            <text:p>587,0361328125</text:p>
          </table:table-cell>
          <table:table-cell table:formula="of:=[.A75]-[.D75]" office:value-type="float" office:value="0.293867187500041" calcext:value-type="float">
            <text:p>0,293867187500041</text:p>
          </table:table-cell>
          <table:table-cell table:formula="of:=DEC2HEX([.C75])" office:value-type="string" office:string-value="643" calcext:value-type="string">
            <text:p>643</text:p>
          </table:table-cell>
        </table:table-row>
        <table:table-row table:style-name="ro1">
          <table:table-cell office:value-type="float" office:value="622.25" calcext:value-type="float">
            <text:p>622,25</text:p>
          </table:table-cell>
          <table:table-cell table:formula="of:=[.A76]/0.3662109375" office:value-type="float" office:value="1699.15733333333" calcext:value-type="float">
            <text:p>1699,15733333333</text:p>
          </table:table-cell>
          <table:table-cell table:formula="of:=INT([.B76])" office:value-type="float" office:value="1699" calcext:value-type="float">
            <text:p>1699</text:p>
          </table:table-cell>
          <table:table-cell table:formula="of:=[.C76]*0.3662109375" office:value-type="float" office:value="622.1923828125" calcext:value-type="float">
            <text:p>622,1923828125</text:p>
          </table:table-cell>
          <table:table-cell table:formula="of:=[.A76]-[.D76]" office:value-type="float" office:value="0.0576171875" calcext:value-type="float">
            <text:p>0,0576171875</text:p>
          </table:table-cell>
          <table:table-cell table:formula="of:=DEC2HEX([.C76])" office:value-type="string" office:string-value="6A3" calcext:value-type="string">
            <text:p>6A3</text:p>
          </table:table-cell>
        </table:table-row>
        <table:table-row table:style-name="ro1">
          <table:table-cell office:value-type="float" office:value="659.26" calcext:value-type="float">
            <text:p>659,26</text:p>
          </table:table-cell>
          <table:table-cell table:formula="of:=[.A77]/0.3662109375" office:value-type="float" office:value="1800.21930666667" calcext:value-type="float">
            <text:p>1800,21930666667</text:p>
          </table:table-cell>
          <table:table-cell table:formula="of:=INT([.B77])" office:value-type="float" office:value="1800" calcext:value-type="float">
            <text:p>1800</text:p>
          </table:table-cell>
          <table:table-cell table:formula="of:=[.C77]*0.3662109375" office:value-type="float" office:value="659.1796875" calcext:value-type="float">
            <text:p>659,1796875</text:p>
          </table:table-cell>
          <table:table-cell table:formula="of:=[.A77]-[.D77]" office:value-type="float" office:value="0.0803124999999909" calcext:value-type="float">
            <text:p>0,0803124999999909</text:p>
          </table:table-cell>
          <table:table-cell table:formula="of:=DEC2HEX([.C77])" office:value-type="string" office:string-value="708" calcext:value-type="string">
            <text:p>708</text:p>
          </table:table-cell>
        </table:table-row>
        <table:table-row table:style-name="ro1">
          <table:table-cell office:value-type="float" office:value="698.46" calcext:value-type="float">
            <text:p>698,46</text:p>
          </table:table-cell>
          <table:table-cell table:formula="of:=[.A78]/0.3662109375" office:value-type="float" office:value="1907.26144" calcext:value-type="float">
            <text:p>1907,26144</text:p>
          </table:table-cell>
          <table:table-cell table:formula="of:=INT([.B78])" office:value-type="float" office:value="1907" calcext:value-type="float">
            <text:p>1907</text:p>
          </table:table-cell>
          <table:table-cell table:formula="of:=[.C78]*0.3662109375" office:value-type="float" office:value="698.3642578125" calcext:value-type="float">
            <text:p>698,3642578125</text:p>
          </table:table-cell>
          <table:table-cell table:formula="of:=[.A78]-[.D78]" office:value-type="float" office:value="0.0957421875000364" calcext:value-type="float">
            <text:p>0,0957421875000364</text:p>
          </table:table-cell>
          <table:table-cell table:formula="of:=DEC2HEX([.C78])" office:value-type="string" office:string-value="773" calcext:value-type="string">
            <text:p>773</text:p>
          </table:table-cell>
        </table:table-row>
        <table:table-row table:style-name="ro1">
          <table:table-cell office:value-type="float" office:value="739.99" calcext:value-type="float">
            <text:p>739,99</text:p>
          </table:table-cell>
          <table:table-cell table:formula="of:=[.A79]/0.3662109375" office:value-type="float" office:value="2020.66602666667" calcext:value-type="float">
            <text:p>2020,66602666667</text:p>
          </table:table-cell>
          <table:table-cell table:formula="of:=INT([.B79])" office:value-type="float" office:value="2020" calcext:value-type="float">
            <text:p>2020</text:p>
          </table:table-cell>
          <table:table-cell table:formula="of:=[.C79]*0.3662109375" office:value-type="float" office:value="739.74609375" calcext:value-type="float">
            <text:p>739,74609375</text:p>
          </table:table-cell>
          <table:table-cell table:formula="of:=[.A79]-[.D79]" office:value-type="float" office:value="0.243906250000009" calcext:value-type="float">
            <text:p>0,243906250000009</text:p>
          </table:table-cell>
          <table:table-cell table:formula="of:=DEC2HEX([.C79])" office:value-type="string" office:string-value="7E4" calcext:value-type="string">
            <text:p>7E4</text:p>
          </table:table-cell>
        </table:table-row>
        <table:table-row table:style-name="ro1">
          <table:table-cell office:value-type="float" office:value="783.99" calcext:value-type="float">
            <text:p>783,99</text:p>
          </table:table-cell>
          <table:table-cell table:formula="of:=[.A80]/0.3662109375" office:value-type="float" office:value="2140.81536" calcext:value-type="float">
            <text:p>2140,81536</text:p>
          </table:table-cell>
          <table:table-cell table:formula="of:=INT([.B80])" office:value-type="float" office:value="2140" calcext:value-type="float">
            <text:p>2140</text:p>
          </table:table-cell>
          <table:table-cell table:formula="of:=[.C80]*0.3662109375" office:value-type="float" office:value="783.69140625" calcext:value-type="float">
            <text:p>783,69140625</text:p>
          </table:table-cell>
          <table:table-cell table:formula="of:=[.A80]-[.D80]" office:value-type="float" office:value="0.298593750000009" calcext:value-type="float">
            <text:p>0,298593750000009</text:p>
          </table:table-cell>
          <table:table-cell table:formula="of:=DEC2HEX([.C80])" office:value-type="string" office:string-value="85C" calcext:value-type="string">
            <text:p>85C</text:p>
          </table:table-cell>
        </table:table-row>
        <table:table-row table:style-name="ro1">
          <table:table-cell office:value-type="float" office:value="830.61" calcext:value-type="float">
            <text:p>830,61</text:p>
          </table:table-cell>
          <table:table-cell table:formula="of:=[.A81]/0.3662109375" office:value-type="float" office:value="2268.11904" calcext:value-type="float">
            <text:p>2268,11904</text:p>
          </table:table-cell>
          <table:table-cell table:formula="of:=INT([.B81])" office:value-type="float" office:value="2268" calcext:value-type="float">
            <text:p>2268</text:p>
          </table:table-cell>
          <table:table-cell table:formula="of:=[.C81]*0.3662109375" office:value-type="float" office:value="830.56640625" calcext:value-type="float">
            <text:p>830,56640625</text:p>
          </table:table-cell>
          <table:table-cell table:formula="of:=[.A81]-[.D81]" office:value-type="float" office:value="0.0435937500000136" calcext:value-type="float">
            <text:p>0,0435937500000136</text:p>
          </table:table-cell>
          <table:table-cell table:formula="of:=DEC2HEX([.C81])" office:value-type="string" office:string-value="8DC" calcext:value-type="string">
            <text:p>8DC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A82]/0.3662109375" office:value-type="float" office:value="2402.98666666667" calcext:value-type="float">
            <text:p>2402,98666666667</text:p>
          </table:table-cell>
          <table:table-cell table:formula="of:=INT([.B82])" office:value-type="float" office:value="2402" calcext:value-type="float">
            <text:p>2402</text:p>
          </table:table-cell>
          <table:table-cell table:formula="of:=[.C82]*0.3662109375" office:value-type="float" office:value="879.638671875" calcext:value-type="float">
            <text:p>879,638671875</text:p>
          </table:table-cell>
          <table:table-cell table:formula="of:=[.A82]-[.D82]" office:value-type="float" office:value="0.361328125" calcext:value-type="float">
            <text:p>0,361328125</text:p>
          </table:table-cell>
          <table:table-cell table:formula="of:=DEC2HEX([.C82])" office:value-type="string" office:string-value="962" calcext:value-type="string">
            <text:p>962</text:p>
          </table:table-cell>
        </table:table-row>
        <table:table-row table:style-name="ro1">
          <table:table-cell office:value-type="float" office:value="932.33" calcext:value-type="float">
            <text:p>932,33</text:p>
          </table:table-cell>
          <table:table-cell table:formula="of:=[.A83]/0.3662109375" office:value-type="float" office:value="2545.88245333333" calcext:value-type="float">
            <text:p>2545,88245333333</text:p>
          </table:table-cell>
          <table:table-cell table:formula="of:=INT([.B83])" office:value-type="float" office:value="2545" calcext:value-type="float">
            <text:p>2545</text:p>
          </table:table-cell>
          <table:table-cell table:formula="of:=[.C83]*0.3662109375" office:value-type="float" office:value="932.0068359375" calcext:value-type="float">
            <text:p>932,0068359375</text:p>
          </table:table-cell>
          <table:table-cell table:formula="of:=[.A83]-[.D83]" office:value-type="float" office:value="0.323164062500041" calcext:value-type="float">
            <text:p>0,323164062500041</text:p>
          </table:table-cell>
          <table:table-cell table:formula="of:=DEC2HEX([.C83])" office:value-type="string" office:string-value="9F1" calcext:value-type="string">
            <text:p>9F1</text:p>
          </table:table-cell>
        </table:table-row>
        <table:table-row table:style-name="ro1">
          <table:table-cell office:value-type="float" office:value="987.77" calcext:value-type="float">
            <text:p>987,77</text:p>
          </table:table-cell>
          <table:table-cell table:formula="of:=[.A84]/0.3662109375" office:value-type="float" office:value="2697.27061333333" calcext:value-type="float">
            <text:p>2697,27061333333</text:p>
          </table:table-cell>
          <table:table-cell table:formula="of:=INT([.B84])" office:value-type="float" office:value="2697" calcext:value-type="float">
            <text:p>2697</text:p>
          </table:table-cell>
          <table:table-cell table:formula="of:=[.C84]*0.3662109375" office:value-type="float" office:value="987.6708984375" calcext:value-type="float">
            <text:p>987,6708984375</text:p>
          </table:table-cell>
          <table:table-cell table:formula="of:=[.A84]-[.D84]" office:value-type="float" office:value="0.0991015624999818" calcext:value-type="float">
            <text:p>0,0991015624999818</text:p>
          </table:table-cell>
          <table:table-cell table:formula="of:=DEC2HEX([.C84])" office:value-type="string" office:string-value="A89" calcext:value-type="string">
            <text:p>A89</text:p>
          </table:table-cell>
        </table:table-row>
        <table:table-row table:style-name="ro1">
          <table:table-cell office:value-type="float" office:value="1046.5" calcext:value-type="float">
            <text:p>1046,5</text:p>
          </table:table-cell>
          <table:table-cell table:formula="of:=[.A85]/0.3662109375" office:value-type="float" office:value="2857.64266666667" calcext:value-type="float">
            <text:p>2857,64266666667</text:p>
          </table:table-cell>
          <table:table-cell table:formula="of:=INT([.B85])" office:value-type="float" office:value="2857" calcext:value-type="float">
            <text:p>2857</text:p>
          </table:table-cell>
          <table:table-cell table:formula="of:=[.C85]*0.3662109375" office:value-type="float" office:value="1046.2646484375" calcext:value-type="float">
            <text:p>1046,2646484375</text:p>
          </table:table-cell>
          <table:table-cell table:formula="of:=[.A85]-[.D85]" office:value-type="float" office:value="0.2353515625" calcext:value-type="float">
            <text:p>0,2353515625</text:p>
          </table:table-cell>
          <table:table-cell table:formula="of:=DEC2HEX([.C85])" office:value-type="string" office:string-value="B29" calcext:value-type="string">
            <text:p>B29</text:p>
          </table:table-cell>
        </table:table-row>
        <table:table-row table:style-name="ro1">
          <table:table-cell office:value-type="float" office:value="1108.73" calcext:value-type="float">
            <text:p>1108,73</text:p>
          </table:table-cell>
          <table:table-cell table:formula="of:=[.A86]/0.3662109375" office:value-type="float" office:value="3027.57205333333" calcext:value-type="float">
            <text:p>3027,57205333333</text:p>
          </table:table-cell>
          <table:table-cell table:formula="of:=INT([.B86])" office:value-type="float" office:value="3027" calcext:value-type="float">
            <text:p>3027</text:p>
          </table:table-cell>
          <table:table-cell table:formula="of:=[.C86]*0.3662109375" office:value-type="float" office:value="1108.5205078125" calcext:value-type="float">
            <text:p>1108,5205078125</text:p>
          </table:table-cell>
          <table:table-cell table:formula="of:=[.A86]-[.D86]" office:value-type="float" office:value="0.209492187500018" calcext:value-type="float">
            <text:p>0,209492187500018</text:p>
          </table:table-cell>
          <table:table-cell table:formula="of:=DEC2HEX([.C86])" office:value-type="string" office:string-value="BD3" calcext:value-type="string">
            <text:p>BD3</text:p>
          </table:table-cell>
        </table:table-row>
        <table:table-row table:style-name="ro1">
          <table:table-cell office:value-type="float" office:value="1174.66" calcext:value-type="float">
            <text:p>1174,66</text:p>
          </table:table-cell>
          <table:table-cell table:formula="of:=[.A87]/0.3662109375" office:value-type="float" office:value="3207.60490666667" calcext:value-type="float">
            <text:p>3207,60490666667</text:p>
          </table:table-cell>
          <table:table-cell table:formula="of:=INT([.B87])" office:value-type="float" office:value="3207" calcext:value-type="float">
            <text:p>3207</text:p>
          </table:table-cell>
          <table:table-cell table:formula="of:=[.C87]*0.3662109375" office:value-type="float" office:value="1174.4384765625" calcext:value-type="float">
            <text:p>1174,4384765625</text:p>
          </table:table-cell>
          <table:table-cell table:formula="of:=[.A87]-[.D87]" office:value-type="float" office:value="0.221523437500082" calcext:value-type="float">
            <text:p>0,221523437500082</text:p>
          </table:table-cell>
          <table:table-cell table:formula="of:=DEC2HEX([.C87])" office:value-type="string" office:string-value="C87" calcext:value-type="string">
            <text:p>C87</text:p>
          </table:table-cell>
        </table:table-row>
        <table:table-row table:style-name="ro1">
          <table:table-cell office:value-type="float" office:value="1244.51" calcext:value-type="float">
            <text:p>1244,51</text:p>
          </table:table-cell>
          <table:table-cell table:formula="of:=[.A88]/0.3662109375" office:value-type="float" office:value="3398.34197333333" calcext:value-type="float">
            <text:p>3398,34197333333</text:p>
          </table:table-cell>
          <table:table-cell table:formula="of:=INT([.B88])" office:value-type="float" office:value="3398" calcext:value-type="float">
            <text:p>3398</text:p>
          </table:table-cell>
          <table:table-cell table:formula="of:=[.C88]*0.3662109375" office:value-type="float" office:value="1244.384765625" calcext:value-type="float">
            <text:p>1244,384765625</text:p>
          </table:table-cell>
          <table:table-cell table:formula="of:=[.A88]-[.D88]" office:value-type="float" office:value="0.125234374999991" calcext:value-type="float">
            <text:p>0,125234374999991</text:p>
          </table:table-cell>
          <table:table-cell table:formula="of:=DEC2HEX([.C88])" office:value-type="string" office:string-value="D46" calcext:value-type="string">
            <text:p>D46</text:p>
          </table:table-cell>
        </table:table-row>
        <table:table-row table:style-name="ro1">
          <table:table-cell office:value-type="float" office:value="1318.51" calcext:value-type="float">
            <text:p>1318,51</text:p>
          </table:table-cell>
          <table:table-cell table:formula="of:=[.A89]/0.3662109375" office:value-type="float" office:value="3600.41130666667" calcext:value-type="float">
            <text:p>3600,41130666667</text:p>
          </table:table-cell>
          <table:table-cell table:formula="of:=INT([.B89])" office:value-type="float" office:value="3600" calcext:value-type="float">
            <text:p>3600</text:p>
          </table:table-cell>
          <table:table-cell table:formula="of:=[.C89]*0.3662109375" office:value-type="float" office:value="1318.359375" calcext:value-type="float">
            <text:p>1318,359375</text:p>
          </table:table-cell>
          <table:table-cell table:formula="of:=[.A89]-[.D89]" office:value-type="float" office:value="0.150624999999991" calcext:value-type="float">
            <text:p>0,150624999999991</text:p>
          </table:table-cell>
          <table:table-cell table:formula="of:=DEC2HEX([.C89])" office:value-type="string" office:string-value="E10" calcext:value-type="string">
            <text:p>E10</text:p>
          </table:table-cell>
        </table:table-row>
        <table:table-row table:style-name="ro1">
          <table:table-cell office:value-type="float" office:value="1396.91" calcext:value-type="float">
            <text:p>1396,91</text:p>
          </table:table-cell>
          <table:table-cell table:formula="of:=[.A90]/0.3662109375" office:value-type="float" office:value="3814.49557333333" calcext:value-type="float">
            <text:p>3814,49557333333</text:p>
          </table:table-cell>
          <table:table-cell table:formula="of:=INT([.B90])" office:value-type="float" office:value="3814" calcext:value-type="float">
            <text:p>3814</text:p>
          </table:table-cell>
          <table:table-cell table:formula="of:=[.C90]*0.3662109375" office:value-type="float" office:value="1396.728515625" calcext:value-type="float">
            <text:p>1396,728515625</text:p>
          </table:table-cell>
          <table:table-cell table:formula="of:=[.A90]-[.D90]" office:value-type="float" office:value="0.181484375000082" calcext:value-type="float">
            <text:p>0,181484375000082</text:p>
          </table:table-cell>
          <table:table-cell table:formula="of:=DEC2HEX([.C90])" office:value-type="string" office:string-value="EE6" calcext:value-type="string">
            <text:p>EE6</text:p>
          </table:table-cell>
        </table:table-row>
        <table:table-row table:style-name="ro1">
          <table:table-cell office:value-type="float" office:value="1479.98" calcext:value-type="float">
            <text:p>1479,98</text:p>
          </table:table-cell>
          <table:table-cell table:formula="of:=[.A91]/0.3662109375" office:value-type="float" office:value="4041.33205333333" calcext:value-type="float">
            <text:p>4041,33205333333</text:p>
          </table:table-cell>
          <table:table-cell table:formula="of:=INT([.B91])" office:value-type="float" office:value="4041" calcext:value-type="float">
            <text:p>4041</text:p>
          </table:table-cell>
          <table:table-cell table:formula="of:=[.C91]*0.3662109375" office:value-type="float" office:value="1479.8583984375" calcext:value-type="float">
            <text:p>1479,8583984375</text:p>
          </table:table-cell>
          <table:table-cell table:formula="of:=[.A91]-[.D91]" office:value-type="float" office:value="0.121601562500018" calcext:value-type="float">
            <text:p>0,121601562500018</text:p>
          </table:table-cell>
          <table:table-cell table:formula="of:=DEC2HEX([.C91])" office:value-type="string" office:string-value="FC9" calcext:value-type="string">
            <text:p>FC9</text:p>
          </table:table-cell>
        </table:table-row>
        <table:table-row table:style-name="ro1">
          <table:table-cell office:value-type="float" office:value="1567.98" calcext:value-type="float">
            <text:p>1567,98</text:p>
          </table:table-cell>
          <table:table-cell table:formula="of:=[.A92]/0.3662109375" office:value-type="float" office:value="4281.63072" calcext:value-type="float">
            <text:p>4281,63072</text:p>
          </table:table-cell>
          <table:table-cell table:formula="of:=INT([.B92])" office:value-type="float" office:value="4281" calcext:value-type="float">
            <text:p>4281</text:p>
          </table:table-cell>
          <table:table-cell table:formula="of:=[.C92]*0.3662109375" office:value-type="float" office:value="1567.7490234375" calcext:value-type="float">
            <text:p>1567,7490234375</text:p>
          </table:table-cell>
          <table:table-cell table:formula="of:=[.A92]-[.D92]" office:value-type="float" office:value="0.230976562500018" calcext:value-type="float">
            <text:p>0,230976562500018</text:p>
          </table:table-cell>
          <table:table-cell table:formula="of:=DEC2HEX([.C92])" office:value-type="string" office:string-value="10B9" calcext:value-type="string">
            <text:p>10B9</text:p>
          </table:table-cell>
        </table:table-row>
        <table:table-row table:style-name="ro1">
          <table:table-cell office:value-type="float" office:value="1661.22" calcext:value-type="float">
            <text:p>1661,22</text:p>
          </table:table-cell>
          <table:table-cell table:formula="of:=[.A93]/0.3662109375" office:value-type="float" office:value="4536.23808" calcext:value-type="float">
            <text:p>4536,23808</text:p>
          </table:table-cell>
          <table:table-cell table:formula="of:=INT([.B93])" office:value-type="float" office:value="4536" calcext:value-type="float">
            <text:p>4536</text:p>
          </table:table-cell>
          <table:table-cell table:formula="of:=[.C93]*0.3662109375" office:value-type="float" office:value="1661.1328125" calcext:value-type="float">
            <text:p>1661,1328125</text:p>
          </table:table-cell>
          <table:table-cell table:formula="of:=[.A93]-[.D93]" office:value-type="float" office:value="0.0871875000000273" calcext:value-type="float">
            <text:p>0,0871875000000273</text:p>
          </table:table-cell>
          <table:table-cell table:formula="of:=DEC2HEX([.C93])" office:value-type="string" office:string-value="11B8" calcext:value-type="string">
            <text:p>11B8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table:formula="of:=[.A94]/0.3662109375" office:value-type="float" office:value="4805.97333333333" calcext:value-type="float">
            <text:p>4805,97333333333</text:p>
          </table:table-cell>
          <table:table-cell table:formula="of:=INT([.B94])" office:value-type="float" office:value="4805" calcext:value-type="float">
            <text:p>4805</text:p>
          </table:table-cell>
          <table:table-cell table:formula="of:=[.C94]*0.3662109375" office:value-type="float" office:value="1759.6435546875" calcext:value-type="float">
            <text:p>1759,6435546875</text:p>
          </table:table-cell>
          <table:table-cell table:formula="of:=[.A94]-[.D94]" office:value-type="float" office:value="0.3564453125" calcext:value-type="float">
            <text:p>0,3564453125</text:p>
          </table:table-cell>
          <table:table-cell table:formula="of:=DEC2HEX([.C94])" office:value-type="string" office:string-value="12C5" calcext:value-type="string">
            <text:p>12C5</text:p>
          </table:table-cell>
        </table:table-row>
        <table:table-row table:style-name="ro1">
          <table:table-cell office:value-type="float" office:value="1864.66" calcext:value-type="float">
            <text:p>1864,66</text:p>
          </table:table-cell>
          <table:table-cell table:formula="of:=[.A95]/0.3662109375" office:value-type="float" office:value="5091.76490666667" calcext:value-type="float">
            <text:p>5091,76490666667</text:p>
          </table:table-cell>
          <table:table-cell table:formula="of:=INT([.B95])" office:value-type="float" office:value="5091" calcext:value-type="float">
            <text:p>5091</text:p>
          </table:table-cell>
          <table:table-cell table:formula="of:=[.C95]*0.3662109375" office:value-type="float" office:value="1864.3798828125" calcext:value-type="float">
            <text:p>1864,3798828125</text:p>
          </table:table-cell>
          <table:table-cell table:formula="of:=[.A95]-[.D95]" office:value-type="float" office:value="0.280117187500082" calcext:value-type="float">
            <text:p>0,280117187500082</text:p>
          </table:table-cell>
          <table:table-cell table:formula="of:=DEC2HEX([.C95])" office:value-type="string" office:string-value="13E3" calcext:value-type="string">
            <text:p>13E3</text:p>
          </table:table-cell>
        </table:table-row>
        <table:table-row table:style-name="ro1">
          <table:table-cell office:value-type="float" office:value="1975.53" calcext:value-type="float">
            <text:p>1975,53</text:p>
          </table:table-cell>
          <table:table-cell table:formula="of:=[.A96]/0.3662109375" office:value-type="float" office:value="5394.51392" calcext:value-type="float">
            <text:p>5394,51392</text:p>
          </table:table-cell>
          <table:table-cell table:formula="of:=INT([.B96])" office:value-type="float" office:value="5394" calcext:value-type="float">
            <text:p>5394</text:p>
          </table:table-cell>
          <table:table-cell table:formula="of:=[.C96]*0.3662109375" office:value-type="float" office:value="1975.341796875" calcext:value-type="float">
            <text:p>1975,341796875</text:p>
          </table:table-cell>
          <table:table-cell table:formula="of:=[.A96]-[.D96]" office:value-type="float" office:value="0.188203124999973" calcext:value-type="float">
            <text:p>0,188203124999973</text:p>
          </table:table-cell>
          <table:table-cell table:formula="of:=DEC2HEX([.C96])" office:value-type="string" office:string-value="1512" calcext:value-type="string">
            <text:p>1512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table:formula="of:=[.A97]/0.3662109375" office:value-type="float" office:value="5715.28533333333" calcext:value-type="float">
            <text:p>5715,28533333333</text:p>
          </table:table-cell>
          <table:table-cell table:formula="of:=INT([.B97])" office:value-type="float" office:value="5715" calcext:value-type="float">
            <text:p>5715</text:p>
          </table:table-cell>
          <table:table-cell table:formula="of:=[.C97]*0.3662109375" office:value-type="float" office:value="2092.8955078125" calcext:value-type="float">
            <text:p>2092,8955078125</text:p>
          </table:table-cell>
          <table:table-cell table:formula="of:=[.A97]-[.D97]" office:value-type="float" office:value="0.1044921875" calcext:value-type="float">
            <text:p>0,1044921875</text:p>
          </table:table-cell>
          <table:table-cell table:formula="of:=DEC2HEX([.C97])" office:value-type="string" office:string-value="1653" calcext:value-type="string">
            <text:p>1653</text:p>
          </table:table-cell>
        </table:table-row>
        <table:table-row table:style-name="ro1">
          <table:table-cell office:value-type="float" office:value="2217.46" calcext:value-type="float">
            <text:p>2217,46</text:p>
          </table:table-cell>
          <table:table-cell table:formula="of:=[.A98]/0.3662109375" office:value-type="float" office:value="6055.14410666667" calcext:value-type="float">
            <text:p>6055,14410666667</text:p>
          </table:table-cell>
          <table:table-cell table:formula="of:=INT([.B98])" office:value-type="float" office:value="6055" calcext:value-type="float">
            <text:p>6055</text:p>
          </table:table-cell>
          <table:table-cell table:formula="of:=[.C98]*0.3662109375" office:value-type="float" office:value="2217.4072265625" calcext:value-type="float">
            <text:p>2217,4072265625</text:p>
          </table:table-cell>
          <table:table-cell table:formula="of:=[.A98]-[.D98]" office:value-type="float" office:value="0.0527734375000364" calcext:value-type="float">
            <text:p>0,0527734375000364</text:p>
          </table:table-cell>
          <table:table-cell table:formula="of:=DEC2HEX([.C98])" office:value-type="string" office:string-value="17A7" calcext:value-type="string">
            <text:p>17A7</text:p>
          </table:table-cell>
        </table:table-row>
        <table:table-row table:style-name="ro1">
          <table:table-cell office:value-type="float" office:value="2349.32" calcext:value-type="float">
            <text:p>2349,32</text:p>
          </table:table-cell>
          <table:table-cell table:formula="of:=[.A99]/0.3662109375" office:value-type="float" office:value="6415.20981333333" calcext:value-type="float">
            <text:p>6415,20981333333</text:p>
          </table:table-cell>
          <table:table-cell table:formula="of:=INT([.B99])" office:value-type="float" office:value="6415" calcext:value-type="float">
            <text:p>6415</text:p>
          </table:table-cell>
          <table:table-cell table:formula="of:=[.C99]*0.3662109375" office:value-type="float" office:value="2349.2431640625" calcext:value-type="float">
            <text:p>2349,2431640625</text:p>
          </table:table-cell>
          <table:table-cell table:formula="of:=[.A99]-[.D99]" office:value-type="float" office:value="0.0768359375001637" calcext:value-type="float">
            <text:p>0,0768359375001637</text:p>
          </table:table-cell>
          <table:table-cell table:formula="of:=DEC2HEX([.C99])" office:value-type="string" office:string-value="190F" calcext:value-type="string">
            <text:p>190F</text:p>
          </table:table-cell>
        </table:table-row>
        <table:table-row table:style-name="ro1">
          <table:table-cell office:value-type="float" office:value="2489.02" calcext:value-type="float">
            <text:p>2489,02</text:p>
          </table:table-cell>
          <table:table-cell table:formula="of:=[.A100]/0.3662109375" office:value-type="float" office:value="6796.68394666667" calcext:value-type="float">
            <text:p>6796,68394666667</text:p>
          </table:table-cell>
          <table:table-cell table:formula="of:=INT([.B100])" office:value-type="float" office:value="6796" calcext:value-type="float">
            <text:p>6796</text:p>
          </table:table-cell>
          <table:table-cell table:formula="of:=[.C100]*0.3662109375" office:value-type="float" office:value="2488.76953125" calcext:value-type="float">
            <text:p>2488,76953125</text:p>
          </table:table-cell>
          <table:table-cell table:formula="of:=[.A100]-[.D100]" office:value-type="float" office:value="0.250468749999982" calcext:value-type="float">
            <text:p>0,250468749999982</text:p>
          </table:table-cell>
          <table:table-cell table:formula="of:=DEC2HEX([.C100])" office:value-type="string" office:string-value="1A8C" calcext:value-type="string">
            <text:p>1A8C</text:p>
          </table:table-cell>
        </table:table-row>
        <table:table-row table:style-name="ro1">
          <table:table-cell office:value-type="float" office:value="2637.02" calcext:value-type="float">
            <text:p>2637,02</text:p>
          </table:table-cell>
          <table:table-cell table:formula="of:=[.A101]/0.3662109375" office:value-type="float" office:value="7200.82261333333" calcext:value-type="float">
            <text:p>7200,82261333333</text:p>
          </table:table-cell>
          <table:table-cell table:formula="of:=INT([.B101])" office:value-type="float" office:value="7200" calcext:value-type="float">
            <text:p>7200</text:p>
          </table:table-cell>
          <table:table-cell table:formula="of:=[.C101]*0.3662109375" office:value-type="float" office:value="2636.71875" calcext:value-type="float">
            <text:p>2636,71875</text:p>
          </table:table-cell>
          <table:table-cell table:formula="of:=[.A101]-[.D101]" office:value-type="float" office:value="0.301249999999982" calcext:value-type="float">
            <text:p>0,301249999999982</text:p>
          </table:table-cell>
          <table:table-cell table:formula="of:=DEC2HEX([.C101])" office:value-type="string" office:string-value="1C20" calcext:value-type="string">
            <text:p>1C20</text:p>
          </table:table-cell>
        </table:table-row>
        <table:table-row table:style-name="ro1">
          <table:table-cell office:value-type="float" office:value="2793.83" calcext:value-type="float">
            <text:p>2793,83</text:p>
          </table:table-cell>
          <table:table-cell table:formula="of:=[.A102]/0.3662109375" office:value-type="float" office:value="7629.01845333333" calcext:value-type="float">
            <text:p>7629,01845333333</text:p>
          </table:table-cell>
          <table:table-cell table:formula="of:=INT([.B102])" office:value-type="float" office:value="7629" calcext:value-type="float">
            <text:p>7629</text:p>
          </table:table-cell>
          <table:table-cell table:formula="of:=[.C102]*0.3662109375" office:value-type="float" office:value="2793.8232421875" calcext:value-type="float">
            <text:p>2793,8232421875</text:p>
          </table:table-cell>
          <table:table-cell table:formula="of:=[.A102]-[.D102]" office:value-type="float" office:value="0.00675781249992724" calcext:value-type="float">
            <text:p>0,00675781249992724</text:p>
          </table:table-cell>
          <table:table-cell table:formula="of:=DEC2HEX([.C102])" office:value-type="string" office:string-value="1DCD" calcext:value-type="string">
            <text:p>1DCD</text:p>
          </table:table-cell>
        </table:table-row>
        <table:table-row table:style-name="ro1">
          <table:table-cell office:value-type="float" office:value="2959.96" calcext:value-type="float">
            <text:p>2959,96</text:p>
          </table:table-cell>
          <table:table-cell table:formula="of:=[.A103]/0.3662109375" office:value-type="float" office:value="8082.66410666667" calcext:value-type="float">
            <text:p>8082,66410666667</text:p>
          </table:table-cell>
          <table:table-cell table:formula="of:=INT([.B103])" office:value-type="float" office:value="8082" calcext:value-type="float">
            <text:p>8082</text:p>
          </table:table-cell>
          <table:table-cell table:formula="of:=[.C103]*0.3662109375" office:value-type="float" office:value="2959.716796875" calcext:value-type="float">
            <text:p>2959,716796875</text:p>
          </table:table-cell>
          <table:table-cell table:formula="of:=[.A103]-[.D103]" office:value-type="float" office:value="0.243203125000036" calcext:value-type="float">
            <text:p>0,243203125000036</text:p>
          </table:table-cell>
          <table:table-cell table:formula="of:=DEC2HEX([.C103])" office:value-type="string" office:string-value="1F92" calcext:value-type="string">
            <text:p>1F92</text:p>
          </table:table-cell>
        </table:table-row>
        <table:table-row table:style-name="ro1">
          <table:table-cell office:value-type="float" office:value="3135.96" calcext:value-type="float">
            <text:p>3135,96</text:p>
          </table:table-cell>
          <table:table-cell table:formula="of:=[.A104]/0.3662109375" office:value-type="float" office:value="8563.26144" calcext:value-type="float">
            <text:p>8563,26144</text:p>
          </table:table-cell>
          <table:table-cell table:formula="of:=INT([.B104])" office:value-type="float" office:value="8563" calcext:value-type="float">
            <text:p>8563</text:p>
          </table:table-cell>
          <table:table-cell table:formula="of:=[.C104]*0.3662109375" office:value-type="float" office:value="3135.8642578125" calcext:value-type="float">
            <text:p>3135,8642578125</text:p>
          </table:table-cell>
          <table:table-cell table:formula="of:=[.A104]-[.D104]" office:value-type="float" office:value="0.0957421875000364" calcext:value-type="float">
            <text:p>0,0957421875000364</text:p>
          </table:table-cell>
          <table:table-cell table:formula="of:=DEC2HEX([.C104])" office:value-type="string" office:string-value="2173" calcext:value-type="string">
            <text:p>2173</text:p>
          </table:table-cell>
        </table:table-row>
        <table:table-row table:style-name="ro1">
          <table:table-cell office:value-type="float" office:value="3322.44" calcext:value-type="float">
            <text:p>3322,44</text:p>
          </table:table-cell>
          <table:table-cell table:formula="of:=[.A105]/0.3662109375" office:value-type="float" office:value="9072.47616" calcext:value-type="float">
            <text:p>9072,47616</text:p>
          </table:table-cell>
          <table:table-cell table:formula="of:=INT([.B105])" office:value-type="float" office:value="9072" calcext:value-type="float">
            <text:p>9072</text:p>
          </table:table-cell>
          <table:table-cell table:formula="of:=[.C105]*0.3662109375" office:value-type="float" office:value="3322.265625" calcext:value-type="float">
            <text:p>3322,265625</text:p>
          </table:table-cell>
          <table:table-cell table:formula="of:=[.A105]-[.D105]" office:value-type="float" office:value="0.174375000000055" calcext:value-type="float">
            <text:p>0,174375000000055</text:p>
          </table:table-cell>
          <table:table-cell table:formula="of:=DEC2HEX([.C105])" office:value-type="string" office:string-value="2370" calcext:value-type="string">
            <text:p>2370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table:formula="of:=[.A106]/0.3662109375" office:value-type="float" office:value="9611.94666666667" calcext:value-type="float">
            <text:p>9611,94666666667</text:p>
          </table:table-cell>
          <table:table-cell table:formula="of:=INT([.B106])" office:value-type="float" office:value="9611" calcext:value-type="float">
            <text:p>9611</text:p>
          </table:table-cell>
          <table:table-cell table:formula="of:=[.C106]*0.3662109375" office:value-type="float" office:value="3519.6533203125" calcext:value-type="float">
            <text:p>3519,6533203125</text:p>
          </table:table-cell>
          <table:table-cell table:formula="of:=[.A106]-[.D106]" office:value-type="float" office:value="0.3466796875" calcext:value-type="float">
            <text:p>0,3466796875</text:p>
          </table:table-cell>
          <table:table-cell table:formula="of:=DEC2HEX([.C106])" office:value-type="string" office:string-value="258B" calcext:value-type="string">
            <text:p>258B</text:p>
          </table:table-cell>
        </table:table-row>
        <table:table-row table:style-name="ro1">
          <table:table-cell office:value-type="float" office:value="3729.31" calcext:value-type="float">
            <text:p>3729,31</text:p>
          </table:table-cell>
          <table:table-cell table:formula="of:=[.A107]/0.3662109375" office:value-type="float" office:value="10183.5025066667" calcext:value-type="float">
            <text:p>10183,5025066667</text:p>
          </table:table-cell>
          <table:table-cell table:formula="of:=INT([.B107])" office:value-type="float" office:value="10183" calcext:value-type="float">
            <text:p>10183</text:p>
          </table:table-cell>
          <table:table-cell table:formula="of:=[.C107]*0.3662109375" office:value-type="float" office:value="3729.1259765625" calcext:value-type="float">
            <text:p>3729,1259765625</text:p>
          </table:table-cell>
          <table:table-cell table:formula="of:=[.A107]-[.D107]" office:value-type="float" office:value="0.184023437499945" calcext:value-type="float">
            <text:p>0,184023437499945</text:p>
          </table:table-cell>
          <table:table-cell table:formula="of:=DEC2HEX([.C107])" office:value-type="string" office:string-value="27C7" calcext:value-type="string">
            <text:p>27C7</text:p>
          </table:table-cell>
        </table:table-row>
        <table:table-row table:style-name="ro1">
          <table:table-cell office:value-type="float" office:value="3951.07" calcext:value-type="float">
            <text:p>3951,07</text:p>
          </table:table-cell>
          <table:table-cell table:formula="of:=[.A108]/0.3662109375" office:value-type="float" office:value="10789.0551466667" calcext:value-type="float">
            <text:p>10789,0551466667</text:p>
          </table:table-cell>
          <table:table-cell table:formula="of:=INT([.B108])" office:value-type="float" office:value="10789" calcext:value-type="float">
            <text:p>10789</text:p>
          </table:table-cell>
          <table:table-cell table:formula="of:=[.C108]*0.3662109375" office:value-type="float" office:value="3951.0498046875" calcext:value-type="float">
            <text:p>3951,0498046875</text:p>
          </table:table-cell>
          <table:table-cell table:formula="of:=[.A108]-[.D108]" office:value-type="float" office:value="0.0201953125001637" calcext:value-type="float">
            <text:p>0,0201953125001637</text:p>
          </table:table-cell>
          <table:table-cell table:formula="of:=DEC2HEX([.C108])" office:value-type="string" office:string-value="2A25" calcext:value-type="string">
            <text:p>2A25</text:p>
          </table:table-cell>
        </table:table-row>
        <table:table-row table:style-name="ro1">
          <table:table-cell office:value-type="float" office:value="4186.01" calcext:value-type="float">
            <text:p>4186,01</text:p>
          </table:table-cell>
          <table:table-cell table:formula="of:=[.A109]/0.3662109375" office:value-type="float" office:value="11430.5979733333" calcext:value-type="float">
            <text:p>11430,5979733333</text:p>
          </table:table-cell>
          <table:table-cell table:formula="of:=INT([.B109])" office:value-type="float" office:value="11430" calcext:value-type="float">
            <text:p>11430</text:p>
          </table:table-cell>
          <table:table-cell table:formula="of:=[.C109]*0.3662109375" office:value-type="float" office:value="4185.791015625" calcext:value-type="float">
            <text:p>4185,791015625</text:p>
          </table:table-cell>
          <table:table-cell table:formula="of:=[.A109]-[.D109]" office:value-type="float" office:value="0.218984375000218" calcext:value-type="float">
            <text:p>0,218984375000218</text:p>
          </table:table-cell>
          <table:table-cell table:formula="of:=DEC2HEX([.C109])" office:value-type="string" office:string-value="2CA6" calcext:value-type="string">
            <text:p>2CA6</text:p>
          </table:table-cell>
        </table:table-row>
        <table:table-row table:style-name="ro1">
          <table:table-cell office:value-type="float" office:value="4434.92" calcext:value-type="float">
            <text:p>4434,92</text:p>
          </table:table-cell>
          <table:table-cell table:formula="of:=[.A110]/0.3662109375" office:value-type="float" office:value="12110.2882133333" calcext:value-type="float">
            <text:p>12110,2882133333</text:p>
          </table:table-cell>
          <table:table-cell table:formula="of:=INT([.B110])" office:value-type="float" office:value="12110" calcext:value-type="float">
            <text:p>12110</text:p>
          </table:table-cell>
          <table:table-cell table:formula="of:=[.C110]*0.3662109375" office:value-type="float" office:value="4434.814453125" calcext:value-type="float">
            <text:p>4434,814453125</text:p>
          </table:table-cell>
          <table:table-cell table:formula="of:=[.A110]-[.D110]" office:value-type="float" office:value="0.105546875000073" calcext:value-type="float">
            <text:p>0,105546875000073</text:p>
          </table:table-cell>
          <table:table-cell table:formula="of:=DEC2HEX([.C110])" office:value-type="string" office:string-value="2F4E" calcext:value-type="string">
            <text:p>2F4E</text:p>
          </table:table-cell>
        </table:table-row>
        <table:table-row table:style-name="ro1">
          <table:table-cell office:value-type="float" office:value="4698.64" calcext:value-type="float">
            <text:p>4698,64</text:p>
          </table:table-cell>
          <table:table-cell table:formula="of:=[.A111]/0.3662109375" office:value-type="float" office:value="12830.4196266667" calcext:value-type="float">
            <text:p>12830,4196266667</text:p>
          </table:table-cell>
          <table:table-cell table:formula="of:=INT([.B111])" office:value-type="float" office:value="12830" calcext:value-type="float">
            <text:p>12830</text:p>
          </table:table-cell>
          <table:table-cell table:formula="of:=[.C111]*0.3662109375" office:value-type="float" office:value="4698.486328125" calcext:value-type="float">
            <text:p>4698,486328125</text:p>
          </table:table-cell>
          <table:table-cell table:formula="of:=[.A111]-[.D111]" office:value-type="float" office:value="0.153671875000327" calcext:value-type="float">
            <text:p>0,153671875000327</text:p>
          </table:table-cell>
          <table:table-cell table:formula="of:=DEC2HEX([.C111])" office:value-type="string" office:string-value="321E" calcext:value-type="string">
            <text:p>321E</text:p>
          </table:table-cell>
        </table:table-row>
        <table:table-row table:style-name="ro1">
          <table:table-cell office:value-type="float" office:value="4978.03" calcext:value-type="float">
            <text:p>4978,03</text:p>
          </table:table-cell>
          <table:table-cell table:formula="of:=[.A112]/0.3662109375" office:value-type="float" office:value="13593.3405866667" calcext:value-type="float">
            <text:p>13593,3405866667</text:p>
          </table:table-cell>
          <table:table-cell table:formula="of:=INT([.B112])" office:value-type="float" office:value="13593" calcext:value-type="float">
            <text:p>13593</text:p>
          </table:table-cell>
          <table:table-cell table:formula="of:=[.C112]*0.3662109375" office:value-type="float" office:value="4977.9052734375" calcext:value-type="float">
            <text:p>4977,9052734375</text:p>
          </table:table-cell>
          <table:table-cell table:formula="of:=[.A112]-[.D112]" office:value-type="float" office:value="0.124726562499745" calcext:value-type="float">
            <text:p>0,124726562499745</text:p>
          </table:table-cell>
          <table:table-cell table:formula="of:=DEC2HEX([.C112])" office:value-type="string" office:string-value="3519" calcext:value-type="string">
            <text:p>3519</text:p>
          </table:table-cell>
        </table:table-row>
        <table:table-row table:style-name="ro1">
          <table:table-cell office:value-type="float" office:value="5274.04" calcext:value-type="float">
            <text:p>5274,04</text:p>
          </table:table-cell>
          <table:table-cell table:formula="of:=[.A113]/0.3662109375" office:value-type="float" office:value="14401.6452266667" calcext:value-type="float">
            <text:p>14401,6452266667</text:p>
          </table:table-cell>
          <table:table-cell table:formula="of:=INT([.B113])" office:value-type="float" office:value="14401" calcext:value-type="float">
            <text:p>14401</text:p>
          </table:table-cell>
          <table:table-cell table:formula="of:=[.C113]*0.3662109375" office:value-type="float" office:value="5273.8037109375" calcext:value-type="float">
            <text:p>5273,8037109375</text:p>
          </table:table-cell>
          <table:table-cell table:formula="of:=[.A113]-[.D113]" office:value-type="float" office:value="0.236289062499964" calcext:value-type="float">
            <text:p>0,236289062499964</text:p>
          </table:table-cell>
          <table:table-cell table:formula="of:=DEC2HEX([.C113])" office:value-type="string" office:string-value="3841" calcext:value-type="string">
            <text:p>3841</text:p>
          </table:table-cell>
        </table:table-row>
        <table:table-row table:style-name="ro1">
          <table:table-cell office:value-type="float" office:value="5587.65" calcext:value-type="float">
            <text:p>5587,65</text:p>
          </table:table-cell>
          <table:table-cell table:formula="of:=[.A114]/0.3662109375" office:value-type="float" office:value="15258.0096" calcext:value-type="float">
            <text:p>15258,0096</text:p>
          </table:table-cell>
          <table:table-cell table:formula="of:=INT([.B114])" office:value-type="float" office:value="15258" calcext:value-type="float">
            <text:p>15258</text:p>
          </table:table-cell>
          <table:table-cell table:formula="of:=[.C114]*0.3662109375" office:value-type="float" office:value="5587.646484375" calcext:value-type="float">
            <text:p>5587,646484375</text:p>
          </table:table-cell>
          <table:table-cell table:formula="of:=[.A114]-[.D114]" office:value-type="float" office:value="0.0035156249996362" calcext:value-type="float">
            <text:p>0,0035156249996362</text:p>
          </table:table-cell>
          <table:table-cell table:formula="of:=DEC2HEX([.C114])" office:value-type="string" office:string-value="3B9A" calcext:value-type="string">
            <text:p>3B9A</text:p>
          </table:table-cell>
        </table:table-row>
        <table:table-row table:style-name="ro1">
          <table:table-cell office:value-type="float" office:value="5919.91" calcext:value-type="float">
            <text:p>5919,91</text:p>
          </table:table-cell>
          <table:table-cell table:formula="of:=[.A115]/0.3662109375" office:value-type="float" office:value="16165.3009066667" calcext:value-type="float">
            <text:p>16165,3009066667</text:p>
          </table:table-cell>
          <table:table-cell table:formula="of:=INT([.B115])" office:value-type="float" office:value="16165" calcext:value-type="float">
            <text:p>16165</text:p>
          </table:table-cell>
          <table:table-cell table:formula="of:=[.C115]*0.3662109375" office:value-type="float" office:value="5919.7998046875" calcext:value-type="float">
            <text:p>5919,7998046875</text:p>
          </table:table-cell>
          <table:table-cell table:formula="of:=[.A115]-[.D115]" office:value-type="float" office:value="0.110195312499854" calcext:value-type="float">
            <text:p>0,110195312499854</text:p>
          </table:table-cell>
          <table:table-cell table:formula="of:=DEC2HEX([.C115])" office:value-type="string" office:string-value="3F25" calcext:value-type="string">
            <text:p>3F25</text:p>
          </table:table-cell>
        </table:table-row>
        <table:table-row table:style-name="ro1">
          <table:table-cell office:value-type="float" office:value="6271.93" calcext:value-type="float">
            <text:p>6271,93</text:p>
          </table:table-cell>
          <table:table-cell table:formula="of:=[.A116]/0.3662109375" office:value-type="float" office:value="17126.5501866667" calcext:value-type="float">
            <text:p>17126,5501866667</text:p>
          </table:table-cell>
          <table:table-cell table:formula="of:=INT([.B116])" office:value-type="float" office:value="17126" calcext:value-type="float">
            <text:p>17126</text:p>
          </table:table-cell>
          <table:table-cell table:formula="of:=[.C116]*0.3662109375" office:value-type="float" office:value="6271.728515625" calcext:value-type="float">
            <text:p>6271,728515625</text:p>
          </table:table-cell>
          <table:table-cell table:formula="of:=[.A116]-[.D116]" office:value-type="float" office:value="0.201484375000291" calcext:value-type="float">
            <text:p>0,201484375000291</text:p>
          </table:table-cell>
          <table:table-cell table:formula="of:=DEC2HEX([.C116])" office:value-type="string" office:string-value="42E6" calcext:value-type="string">
            <text:p>42E6</text:p>
          </table:table-cell>
        </table:table-row>
        <table:table-row table:style-name="ro1">
          <table:table-cell office:value-type="float" office:value="6644.88" calcext:value-type="float">
            <text:p>6644,88</text:p>
          </table:table-cell>
          <table:table-cell table:formula="of:=[.A117]/0.3662109375" office:value-type="float" office:value="18144.95232" calcext:value-type="float">
            <text:p>18144,95232</text:p>
          </table:table-cell>
          <table:table-cell table:formula="of:=INT([.B117])" office:value-type="float" office:value="18144" calcext:value-type="float">
            <text:p>18144</text:p>
          </table:table-cell>
          <table:table-cell table:formula="of:=[.C117]*0.3662109375" office:value-type="float" office:value="6644.53125" calcext:value-type="float">
            <text:p>6644,53125</text:p>
          </table:table-cell>
          <table:table-cell table:formula="of:=[.A117]-[.D117]" office:value-type="float" office:value="0.348750000000109" calcext:value-type="float">
            <text:p>0,348750000000109</text:p>
          </table:table-cell>
          <table:table-cell table:formula="of:=DEC2HEX([.C117])" office:value-type="string" office:string-value="46E0" calcext:value-type="string">
            <text:p>46E0</text:p>
          </table:table-cell>
        </table:table-row>
        <table:table-row table:style-name="ro1">
          <table:table-cell office:value-type="float" office:value="7040" calcext:value-type="float">
            <text:p>7040</text:p>
          </table:table-cell>
          <table:table-cell table:formula="of:=[.A118]/0.3662109375" office:value-type="float" office:value="19223.8933333333" calcext:value-type="float">
            <text:p>19223,8933333333</text:p>
          </table:table-cell>
          <table:table-cell table:formula="of:=INT([.B118])" office:value-type="float" office:value="19223" calcext:value-type="float">
            <text:p>19223</text:p>
          </table:table-cell>
          <table:table-cell table:formula="of:=[.C118]*0.3662109375" office:value-type="float" office:value="7039.6728515625" calcext:value-type="float">
            <text:p>7039,6728515625</text:p>
          </table:table-cell>
          <table:table-cell table:formula="of:=[.A118]-[.D118]" office:value-type="float" office:value="0.3271484375" calcext:value-type="float">
            <text:p>0,3271484375</text:p>
          </table:table-cell>
          <table:table-cell table:formula="of:=DEC2HEX([.C118])" office:value-type="string" office:string-value="4B17" calcext:value-type="string">
            <text:p>4B17</text:p>
          </table:table-cell>
        </table:table-row>
        <table:table-row table:style-name="ro1">
          <table:table-cell office:value-type="float" office:value="7458.62" calcext:value-type="float">
            <text:p>7458,62</text:p>
          </table:table-cell>
          <table:table-cell table:formula="of:=[.A119]/0.3662109375" office:value-type="float" office:value="20367.0050133333" calcext:value-type="float">
            <text:p>20367,0050133333</text:p>
          </table:table-cell>
          <table:table-cell table:formula="of:=INT([.B119])" office:value-type="float" office:value="20367" calcext:value-type="float">
            <text:p>20367</text:p>
          </table:table-cell>
          <table:table-cell table:formula="of:=[.C119]*0.3662109375" office:value-type="float" office:value="7458.6181640625" calcext:value-type="float">
            <text:p>7458,6181640625</text:p>
          </table:table-cell>
          <table:table-cell table:formula="of:=[.A119]-[.D119]" office:value-type="float" office:value="0.00183593749989086" calcext:value-type="float">
            <text:p>0,00183593749989086</text:p>
          </table:table-cell>
          <table:table-cell table:formula="of:=DEC2HEX([.C119])" office:value-type="string" office:string-value="4F8F" calcext:value-type="string">
            <text:p>4F8F</text:p>
          </table:table-cell>
        </table:table-row>
        <table:table-row table:style-name="ro1">
          <table:table-cell office:value-type="float" office:value="7902.13" calcext:value-type="float">
            <text:p>7902,13</text:p>
          </table:table-cell>
          <table:table-cell table:formula="of:=[.A120]/0.3662109375" office:value-type="float" office:value="21578.0829866667" calcext:value-type="float">
            <text:p>21578,0829866667</text:p>
          </table:table-cell>
          <table:table-cell table:formula="of:=INT([.B120])" office:value-type="float" office:value="21578" calcext:value-type="float">
            <text:p>21578</text:p>
          </table:table-cell>
          <table:table-cell table:formula="of:=[.C120]*0.3662109375" office:value-type="float" office:value="7902.099609375" calcext:value-type="float">
            <text:p>7902,099609375</text:p>
          </table:table-cell>
          <table:table-cell table:formula="of:=[.A120]-[.D120]" office:value-type="float" office:value="0.0303906250001091" calcext:value-type="float">
            <text:p>0,0303906250001091</text:p>
          </table:table-cell>
          <table:table-cell table:formula="of:=DEC2HEX([.C120])" office:value-type="string" office:string-value="544A" calcext:value-type="string">
            <text:p>544A</text:p>
          </table:table-cell>
        </table:table-row>
        <table:table-row table:style-name="ro1">
          <table:table-cell office:value-type="float" office:value="8372.02" calcext:value-type="float">
            <text:p>8372,02</text:p>
          </table:table-cell>
          <table:table-cell table:formula="of:=[.A121]/0.3662109375" office:value-type="float" office:value="22861.1959466667" calcext:value-type="float">
            <text:p>22861,1959466667</text:p>
          </table:table-cell>
          <table:table-cell table:formula="of:=INT([.B121])" office:value-type="float" office:value="22861" calcext:value-type="float">
            <text:p>22861</text:p>
          </table:table-cell>
          <table:table-cell table:formula="of:=[.C121]*0.3662109375" office:value-type="float" office:value="8371.9482421875" calcext:value-type="float">
            <text:p>8371,9482421875</text:p>
          </table:table-cell>
          <table:table-cell table:formula="of:=[.A121]-[.D121]" office:value-type="float" office:value="0.0717578125004366" calcext:value-type="float">
            <text:p>0,0717578125004366</text:p>
          </table:table-cell>
          <table:table-cell table:formula="of:=DEC2HEX([.C121])" office:value-type="string" office:string-value="594D" calcext:value-type="string">
            <text:p>594D</text:p>
          </table:table-cell>
        </table:table-row>
        <table:table-row table:style-name="ro1">
          <table:table-cell office:value-type="float" office:value="8869.84" calcext:value-type="float">
            <text:p>8869,84</text:p>
          </table:table-cell>
          <table:table-cell table:formula="of:=[.A122]/0.3662109375" office:value-type="float" office:value="24220.5764266667" calcext:value-type="float">
            <text:p>24220,5764266667</text:p>
          </table:table-cell>
          <table:table-cell table:formula="of:=INT([.B122])" office:value-type="float" office:value="24220" calcext:value-type="float">
            <text:p>24220</text:p>
          </table:table-cell>
          <table:table-cell table:formula="of:=[.C122]*0.3662109375" office:value-type="float" office:value="8869.62890625" calcext:value-type="float">
            <text:p>8869,62890625</text:p>
          </table:table-cell>
          <table:table-cell table:formula="of:=[.A122]-[.D122]" office:value-type="float" office:value="0.211093750000146" calcext:value-type="float">
            <text:p>0,211093750000146</text:p>
          </table:table-cell>
          <table:table-cell table:formula="of:=DEC2HEX([.C122])" office:value-type="string" office:string-value="5E9C" calcext:value-type="string">
            <text:p>5E9C</text:p>
          </table:table-cell>
        </table:table-row>
        <table:table-row table:style-name="ro1">
          <table:table-cell office:value-type="float" office:value="9397.27" calcext:value-type="float">
            <text:p>9397,27</text:p>
          </table:table-cell>
          <table:table-cell table:formula="of:=[.A123]/0.3662109375" office:value-type="float" office:value="25660.8119466667" calcext:value-type="float">
            <text:p>25660,8119466667</text:p>
          </table:table-cell>
          <table:table-cell table:formula="of:=INT([.B123])" office:value-type="float" office:value="25660" calcext:value-type="float">
            <text:p>25660</text:p>
          </table:table-cell>
          <table:table-cell table:formula="of:=[.C123]*0.3662109375" office:value-type="float" office:value="9396.97265625" calcext:value-type="float">
            <text:p>9396,97265625</text:p>
          </table:table-cell>
          <table:table-cell table:formula="of:=[.A123]-[.D123]" office:value-type="float" office:value="0.297343750000437" calcext:value-type="float">
            <text:p>0,297343750000437</text:p>
          </table:table-cell>
          <table:table-cell table:formula="of:=DEC2HEX([.C123])" office:value-type="string" office:string-value="643C" calcext:value-type="string">
            <text:p>643C</text:p>
          </table:table-cell>
        </table:table-row>
        <table:table-row table:style-name="ro1">
          <table:table-cell office:value-type="float" office:value="9956.06" calcext:value-type="float">
            <text:p>9956,06</text:p>
          </table:table-cell>
          <table:table-cell table:formula="of:=[.A124]/0.3662109375" office:value-type="float" office:value="27186.6811733333" calcext:value-type="float">
            <text:p>27186,6811733333</text:p>
          </table:table-cell>
          <table:table-cell table:formula="of:=INT([.B124])" office:value-type="float" office:value="27186" calcext:value-type="float">
            <text:p>27186</text:p>
          </table:table-cell>
          <table:table-cell table:formula="of:=[.C124]*0.3662109375" office:value-type="float" office:value="9955.810546875" calcext:value-type="float">
            <text:p>9955,810546875</text:p>
          </table:table-cell>
          <table:table-cell table:formula="of:=[.A124]-[.D124]" office:value-type="float" office:value="0.249453124999491" calcext:value-type="float">
            <text:p>0,249453124999491</text:p>
          </table:table-cell>
          <table:table-cell table:formula="of:=DEC2HEX([.C124])" office:value-type="string" office:string-value="6A32" calcext:value-type="string">
            <text:p>6A32</text:p>
          </table:table-cell>
        </table:table-row>
        <table:table-row table:style-name="ro1">
          <table:table-cell office:value-type="float" office:value="10548.08" calcext:value-type="float">
            <text:p>10548,08</text:p>
          </table:table-cell>
          <table:table-cell table:formula="of:=[.A125]/0.3662109375" office:value-type="float" office:value="28803.2904533333" calcext:value-type="float">
            <text:p>28803,2904533333</text:p>
          </table:table-cell>
          <table:table-cell table:formula="of:=INT([.B125])" office:value-type="float" office:value="28803" calcext:value-type="float">
            <text:p>28803</text:p>
          </table:table-cell>
          <table:table-cell table:formula="of:=[.C125]*0.3662109375" office:value-type="float" office:value="10547.9736328125" calcext:value-type="float">
            <text:p>10547,9736328125</text:p>
          </table:table-cell>
          <table:table-cell table:formula="of:=[.A125]-[.D125]" office:value-type="float" office:value="0.106367187499927" calcext:value-type="float">
            <text:p>0,106367187499927</text:p>
          </table:table-cell>
          <table:table-cell table:formula="of:=DEC2HEX([.C125])" office:value-type="string" office:string-value="7083" calcext:value-type="string">
            <text:p>7083</text:p>
          </table:table-cell>
        </table:table-row>
        <table:table-row table:style-name="ro1">
          <table:table-cell office:value-type="float" office:value="11175.3" calcext:value-type="float">
            <text:p>11175,3</text:p>
          </table:table-cell>
          <table:table-cell table:formula="of:=[.A126]/0.3662109375" office:value-type="float" office:value="30516.0192" calcext:value-type="float">
            <text:p>30516,0192</text:p>
          </table:table-cell>
          <table:table-cell table:formula="of:=INT([.B126])" office:value-type="float" office:value="30516" calcext:value-type="float">
            <text:p>30516</text:p>
          </table:table-cell>
          <table:table-cell table:formula="of:=[.C126]*0.3662109375" office:value-type="float" office:value="11175.29296875" calcext:value-type="float">
            <text:p>11175,29296875</text:p>
          </table:table-cell>
          <table:table-cell table:formula="of:=[.A126]-[.D126]" office:value-type="float" office:value="0.0070312499992724" calcext:value-type="float">
            <text:p>0,0070312499992724</text:p>
          </table:table-cell>
          <table:table-cell table:formula="of:=DEC2HEX([.C126])" office:value-type="string" office:string-value="7734" calcext:value-type="string">
            <text:p>7734</text:p>
          </table:table-cell>
        </table:table-row>
        <table:table-row table:style-name="ro1">
          <table:table-cell office:value-type="float" office:value="11839.82" calcext:value-type="float">
            <text:p>11839,82</text:p>
          </table:table-cell>
          <table:table-cell table:formula="of:=[.A127]/0.3662109375" office:value-type="float" office:value="32330.6018133333" calcext:value-type="float">
            <text:p>32330,6018133333</text:p>
          </table:table-cell>
          <table:table-cell table:formula="of:=INT([.B127])" office:value-type="float" office:value="32330" calcext:value-type="float">
            <text:p>32330</text:p>
          </table:table-cell>
          <table:table-cell table:formula="of:=[.C127]*0.3662109375" office:value-type="float" office:value="11839.599609375" calcext:value-type="float">
            <text:p>11839,599609375</text:p>
          </table:table-cell>
          <table:table-cell table:formula="of:=[.A127]-[.D127]" office:value-type="float" office:value="0.220390624999709" calcext:value-type="float">
            <text:p>0,220390624999709</text:p>
          </table:table-cell>
          <table:table-cell table:formula="of:=DEC2HEX([.C127])" office:value-type="string" office:string-value="7E4A" calcext:value-type="string">
            <text:p>7E4A</text:p>
          </table:table-cell>
        </table:table-row>
        <table:table-row table:style-name="ro1">
          <table:table-cell table:style-name="ce2" office:value-type="float" office:value="12543.85" calcext:value-type="float">
            <text:p>12543,85</text:p>
          </table:table-cell>
          <table:table-cell table:formula="of:=[.A128]/0.3662109375" office:value-type="float" office:value="34253.0730666667" calcext:value-type="float">
            <text:p>34253,0730666667</text:p>
          </table:table-cell>
          <table:table-cell table:formula="of:=INT([.B128])" office:value-type="float" office:value="34253" calcext:value-type="float">
            <text:p>34253</text:p>
          </table:table-cell>
          <table:table-cell table:formula="of:=[.C128]*0.3662109375" office:value-type="float" office:value="12543.8232421875" calcext:value-type="float">
            <text:p>12543,8232421875</text:p>
          </table:table-cell>
          <table:table-cell table:formula="of:=[.A128]-[.D128]" office:value-type="float" office:value="0.0267578125003638" calcext:value-type="float">
            <text:p>0,0267578125003638</text:p>
          </table:table-cell>
          <table:table-cell table:formula="of:=DEC2HEX([.C128])" office:value-type="string" office:string-value="85CD" calcext:value-type="string">
            <text:p>85CD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3"/>
          <table:table-cell table:formula="of:=MAX([.E1:.E128])" office:value-type="float" office:value="0.361328125" calcext:value-type="float">
            <text:p>0,361328125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F1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6T14:24:34.104692412</meta:creation-date>
    <dc:date>2022-12-26T14:47:48.234421016</dc:date>
    <meta:editing-duration>PT12M3S</meta:editing-duration>
    <meta:editing-cycles>1</meta:editing-cycles>
    <meta:document-statistic meta:table-count="1" meta:cell-count="769" meta:object-count="0"/>
    <meta:generator>LibreOffice/7.3.7.2$Linux_X86_64 LibreOffice_project/30$Build-2</meta:generator>
  </office:meta>
</office:document-meta>
</file>